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84">
            <text:p>28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02">
            <text:p>30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41">
            <text:p>54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7906">
            <text:p>2790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176">
            <text:p>2917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261">
            <text:p>3126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3">
            <text:p>2021-04-1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6 - 0.97)">
            <text:p>(0.76 - 0.9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7">
            <text:p>0.9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38.625">
            <text:p>338.6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3306884765625">
            <text:p>0.0330688477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1788432222009">
            <text:p>1.1178843222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1.3054241965693">
            <text:p>21.3054241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538">
            <text:p>10538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80.75">
            <text:p>180.75</text:p>
          </table:table-cell>
          <table:table-cell office:value-type="float" office:value="175.25">
            <text:p>175.25</text:p>
          </table:table-cell>
          <table:table-cell office:value-type="float" office:value="-0.00668697033898305">
            <text:p>-0.0066869703</text:p>
          </table:table-cell>
          <table:table-cell office:value-type="float" office:value="0.0171522110457392">
            <text:p>0.017152211</text:p>
          </table:table-cell>
          <table:table-cell office:value-type="float" office:value="0.0113042636908985">
            <text:p>0.0113042637</text:p>
          </table:table-cell>
          <table:table-cell office:value-type="float" office:value="0.976683246335296">
            <text:p>0.9766832463</text:p>
          </table:table-cell>
          <table:table-cell office:value-type="float" office:value="1.06060936741385">
            <text:p>1.0606093674</text:p>
          </table:table-cell>
          <table:table-cell office:value-type="float" office:value="1.03981538421823">
            <text:p>1.03981538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971">
            <text:p>16971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504.5">
            <text:p>504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97271816628366">
            <text:p>0.0297271817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10577719826597">
            <text:p>1.1057771983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3.6618305937701">
            <text:p>23.661830593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392">
            <text:p>11392</text:p>
          </table:table-cell>
          <table:table-cell office:value-type="float" office:value="19520">
            <text:p>19520</text:p>
          </table:table-cell>
          <table:table-cell office:value-type="float" office:value="325.75">
            <text:p>325.75</text:p>
          </table:table-cell>
          <table:table-cell office:value-type="float" office:value="303.625">
            <text:p>303.625</text:p>
          </table:table-cell>
          <table:table-cell office:value-type="float" office:value="552.5">
            <text:p>552.5</text:p>
          </table:table-cell>
          <table:table-cell office:value-type="float" office:value="0.0401565581854043">
            <text:p>0.0401565582</text:p>
          </table:table-cell>
          <table:table-cell office:value-type="float" office:value="0.0266524754213483">
            <text:p>0.0266524754</text:p>
          </table:table-cell>
          <table:table-cell office:value-type="float" office:value="0.0283043032786885">
            <text:p>0.0283043033</text:p>
          </table:table-cell>
          <table:table-cell office:value-type="float" office:value="1.1437085500129">
            <text:p>1.14370855</text:p>
          </table:table-cell>
          <table:table-cell office:value-type="float" office:value="1.09467595868905">
            <text:p>1.0946759587</text:p>
          </table:table-cell>
          <table:table-cell office:value-type="float" office:value="1.10063528330023">
            <text:p>1.1006352833</text:p>
          </table:table-cell>
          <table:table-cell office:value-type="float" office:value="17.6054197494167">
            <text:p>17.6054197494</text:p>
          </table:table-cell>
          <table:table-cell office:value-type="float" office:value="26.351913644448">
            <text:p>26.3519136444</text:p>
          </table:table-cell>
          <table:table-cell office:value-type="float" office:value="24.8340708387197">
            <text:p>24.834070838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8033">
            <text:p>18033</text:p>
          </table:table-cell>
          <table:table-cell office:value-type="float" office:value="65.75">
            <text:p>65.75</text:p>
          </table:table-cell>
          <table:table-cell office:value-type="float" office:value="21">
            <text:p>21</text:p>
          </table:table-cell>
          <table:table-cell office:value-type="float" office:value="804.375">
            <text:p>804.375</text:p>
          </table:table-cell>
          <table:table-cell office:value-type="float" office:value="0.00831436519979767">
            <text:p>0.0083143652</text:p>
          </table:table-cell>
          <table:table-cell office:value-type="float" office:value="0.00168891748431719">
            <text:p>0.0016889175</text:p>
          </table:table-cell>
          <table:table-cell office:value-type="float" office:value="0.0446057228414573">
            <text:p>0.0446057228</text:p>
          </table:table-cell>
          <table:table-cell office:value-type="float" office:value="1.0292357703899">
            <text:p>1.0292357704</text:p>
          </table:table-cell>
          <table:table-cell office:value-type="float" office:value="1.00591680198196">
            <text:p>1.005916802</text:p>
          </table:table-cell>
          <table:table-cell office:value-type="float" office:value="1.16001978414511">
            <text:p>1.16001978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8834756191148">
            <text:p>15.883475619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282">
            <text:p>8282</text:p>
          </table:table-cell>
          <table:table-cell office:value-type="float" office:value="11486">
            <text:p>11486</text:p>
          </table:table-cell>
          <table:table-cell office:value-type="float" office:value="17637">
            <text:p>17637</text:p>
          </table:table-cell>
          <table:table-cell office:value-type="float" office:value="202.625">
            <text:p>202.625</text:p>
          </table:table-cell>
          <table:table-cell office:value-type="float" office:value="125">
            <text:p>125</text:p>
          </table:table-cell>
          <table:table-cell office:value-type="float" office:value="998.25">
            <text:p>998.25</text:p>
          </table:table-cell>
          <table:table-cell office:value-type="float" office:value="0.0244657087659986">
            <text:p>0.0244657088</text:p>
          </table:table-cell>
          <table:table-cell office:value-type="float" office:value="0.0108828138603517">
            <text:p>0.0108828139</text:p>
          </table:table-cell>
          <table:table-cell office:value-type="float" office:value="0.0565997618642626">
            <text:p>0.0565997619</text:p>
          </table:table-cell>
          <table:table-cell office:value-type="float" office:value="1.08680317965562">
            <text:p>1.0868031797</text:p>
          </table:table-cell>
          <table:table-cell office:value-type="float" office:value="1.03832198236077">
            <text:p>1.0383219824</text:p>
          </table:table-cell>
          <table:table-cell office:value-type="float" office:value="1.20437809128938">
            <text:p>1.2043780913</text:p>
          </table:table-cell>
          <table:table-cell office:value-type="float" office:value="28.6765528639165">
            <text:p>28.6765528639</text:p>
          </table:table-cell>
          <table:table-cell office:value-type="float" office:value="0">
            <text:p>0</text:p>
          </table:table-cell>
          <table:table-cell office:value-type="float" office:value="12.5898617355831">
            <text:p>12.589861735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304">
            <text:p>304</text:p>
          </table:table-cell>
          <table:table-cell office:value-type="float" office:value="8184">
            <text:p>8184</text:p>
          </table:table-cell>
          <table:table-cell office:value-type="float" office:value="12635">
            <text:p>12635</text:p>
          </table:table-cell>
          <table:table-cell office:value-type="float" office:value="18120">
            <text:p>18120</text:p>
          </table:table-cell>
          <table:table-cell office:value-type="float" office:value="248.5">
            <text:p>248.5</text:p>
          </table:table-cell>
          <table:table-cell office:value-type="float" office:value="386.125">
            <text:p>386.125</text:p>
          </table:table-cell>
          <table:table-cell office:value-type="float" office:value="1053">
            <text:p>1053</text:p>
          </table:table-cell>
          <table:table-cell office:value-type="float" office:value="0.0303641251221896">
            <text:p>0.0303641251</text:p>
          </table:table-cell>
          <table:table-cell office:value-type="float" office:value="0.0305599525128611">
            <text:p>0.0305599525</text:p>
          </table:table-cell>
          <table:table-cell office:value-type="float" office:value="0.058112582781457">
            <text:p>0.0581125828</text:p>
          </table:table-cell>
          <table:table-cell office:value-type="float" office:value="1.10808151891276">
            <text:p>1.1080815189</text:p>
          </table:table-cell>
          <table:table-cell office:value-type="float" office:value="1.10879029876229">
            <text:p>1.1087902988</text:p>
          </table:table-cell>
          <table:table-cell office:value-type="float" office:value="1.21001310139906">
            <text:p>1.2100131014</text:p>
          </table:table-cell>
          <table:table-cell office:value-type="float" office:value="23.1726789176139">
            <text:p>23.1726789176</text:p>
          </table:table-cell>
          <table:table-cell office:value-type="float" office:value="23.0263877729504">
            <text:p>23.026387773</text:p>
          </table:table-cell>
          <table:table-cell office:value-type="float" office:value="12.2709718466555">
            <text:p>12.270971846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532">
            <text:p>13532</text:p>
          </table:table-cell>
          <table:table-cell office:value-type="float" office:value="18774">
            <text:p>18774</text:p>
          </table:table-cell>
          <table:table-cell office:value-type="float" office:value="325.75">
            <text:p>325.75</text:p>
          </table:table-cell>
          <table:table-cell office:value-type="float" office:value="468.375">
            <text:p>468.375</text:p>
          </table:table-cell>
          <table:table-cell office:value-type="float" office:value="619.375">
            <text:p>619.375</text:p>
          </table:table-cell>
          <table:table-cell office:value-type="float" office:value="0.0401565581854043">
            <text:p>0.0401565582</text:p>
          </table:table-cell>
          <table:table-cell office:value-type="float" office:value="0.0346124002364765">
            <text:p>0.0346124002</text:p>
          </table:table-cell>
          <table:table-cell office:value-type="float" office:value="0.0329911047192926">
            <text:p>0.0329911047</text:p>
          </table:table-cell>
          <table:table-cell office:value-type="float" office:value="1.1437085500129">
            <text:p>1.14370855</text:p>
          </table:table-cell>
          <table:table-cell office:value-type="float" office:value="1.12349151659792">
            <text:p>1.1234915166</text:p>
          </table:table-cell>
          <table:table-cell office:value-type="float" office:value="1.1176021559791">
            <text:p>1.117602156</text:p>
          </table:table-cell>
          <table:table-cell office:value-type="float" office:value="17.6054197494167">
            <text:p>17.6054197494</text:p>
          </table:table-cell>
          <table:table-cell office:value-type="float" office:value="20.3705865898637">
            <text:p>20.3705865899</text:p>
          </table:table-cell>
          <table:table-cell office:value-type="float" office:value="21.3548221211007">
            <text:p>21.354822121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8061">
            <text:p>8061</text:p>
          </table:table-cell>
          <table:table-cell office:value-type="float" office:value="13462">
            <text:p>13462</text:p>
          </table:table-cell>
          <table:table-cell office:value-type="float" office:value="20236">
            <text:p>20236</text:p>
          </table:table-cell>
          <table:table-cell office:value-type="float" office:value="69.375">
            <text:p>69.375</text:p>
          </table:table-cell>
          <table:table-cell office:value-type="float" office:value="659.125">
            <text:p>659.125</text:p>
          </table:table-cell>
          <table:table-cell office:value-type="float" office:value="735.875">
            <text:p>735.875</text:p>
          </table:table-cell>
          <table:table-cell office:value-type="float" office:value="0.00860625232601414">
            <text:p>0.0086062523</text:p>
          </table:table-cell>
          <table:table-cell office:value-type="float" office:value="0.0489618927351062">
            <text:p>0.0489618927</text:p>
          </table:table-cell>
          <table:table-cell office:value-type="float" office:value="0.036364647163471">
            <text:p>0.0363646472</text:p>
          </table:table-cell>
          <table:table-cell office:value-type="float" office:value="1.03026705559608">
            <text:p>1.0302670556</text:p>
          </table:table-cell>
          <table:table-cell office:value-type="float" office:value="1.17606526777567">
            <text:p>1.1760652678</text:p>
          </table:table-cell>
          <table:table-cell office:value-type="float" office:value="1.12986814469626">
            <text:p>1.1298681447</text:p>
          </table:table-cell>
          <table:table-cell office:value-type="float" office:value="0">
            <text:p>0</text:p>
          </table:table-cell>
          <table:table-cell office:value-type="float" office:value="14.5006832171927">
            <text:p>14.5006832172</text:p>
          </table:table-cell>
          <table:table-cell office:value-type="float" office:value="19.4055280468377">
            <text:p>19.405528046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274">
            <text:p>8274</text:p>
          </table:table-cell>
          <table:table-cell office:value-type="float" office:value="13562">
            <text:p>13562</text:p>
          </table:table-cell>
          <table:table-cell office:value-type="float" office:value="22990">
            <text:p>22990</text:p>
          </table:table-cell>
          <table:table-cell office:value-type="float" office:value="130.5">
            <text:p>130.5</text:p>
          </table:table-cell>
          <table:table-cell office:value-type="float" office:value="482.25">
            <text:p>482.25</text:p>
          </table:table-cell>
          <table:table-cell office:value-type="float" office:value="877.375">
            <text:p>877.375</text:p>
          </table:table-cell>
          <table:table-cell office:value-type="float" office:value="0.0157722987672226">
            <text:p>0.0157722988</text:p>
          </table:table-cell>
          <table:table-cell office:value-type="float" office:value="0.0355589146143637">
            <text:p>0.0355589146</text:p>
          </table:table-cell>
          <table:table-cell office:value-type="float" office:value="0.0381633318834276">
            <text:p>0.0381633319</text:p>
          </table:table-cell>
          <table:table-cell office:value-type="float" office:value="1.05569062588575">
            <text:p>1.0556906259</text:p>
          </table:table-cell>
          <table:table-cell office:value-type="float" office:value="1.12693449651103">
            <text:p>1.1269344965</text:p>
          </table:table-cell>
          <table:table-cell office:value-type="float" office:value="1.13642628379687">
            <text:p>1.1364262838</text:p>
          </table:table-cell>
          <table:table-cell office:value-type="float" office:value="0">
            <text:p>0</text:p>
          </table:table-cell>
          <table:table-cell office:value-type="float" office:value="19.837478231033">
            <text:p>19.837478231</text:p>
          </table:table-cell>
          <table:table-cell office:value-type="float" office:value="18.5070587104018">
            <text:p>18.507058710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9771">
            <text:p>9771</text:p>
          </table:table-cell>
          <table:table-cell office:value-type="float" office:value="14857">
            <text:p>14857</text:p>
          </table:table-cell>
          <table:table-cell office:value-type="float" office:value="24927">
            <text:p>24927</text:p>
          </table:table-cell>
          <table:table-cell office:value-type="float" office:value="265.875">
            <text:p>265.875</text:p>
          </table:table-cell>
          <table:table-cell office:value-type="float" office:value="592.625">
            <text:p>592.625</text:p>
          </table:table-cell>
          <table:table-cell office:value-type="float" office:value="925.875">
            <text:p>925.875</text:p>
          </table:table-cell>
          <table:table-cell office:value-type="float" office:value="0.0272106232729506">
            <text:p>0.0272106233</text:p>
          </table:table-cell>
          <table:table-cell office:value-type="float" office:value="0.0398886046981221">
            <text:p>0.0398886047</text:p>
          </table:table-cell>
          <table:table-cell office:value-type="float" office:value="0.037143458899988">
            <text:p>0.0371434589</text:p>
          </table:table-cell>
          <table:table-cell office:value-type="float" office:value="1.09668840077238">
            <text:p>1.0966884008</text:p>
          </table:table-cell>
          <table:table-cell office:value-type="float" office:value="1.14272867398156">
            <text:p>1.142728674</text:p>
          </table:table-cell>
          <table:table-cell office:value-type="float" office:value="1.13270619376651">
            <text:p>1.1327061938</text:p>
          </table:table-cell>
          <table:table-cell office:value-type="float" office:value="25.8184261613433">
            <text:p>25.8184261613</text:p>
          </table:table-cell>
          <table:table-cell office:value-type="float" office:value="17.72138697821">
            <text:p>17.7213869782</text:p>
          </table:table-cell>
          <table:table-cell office:value-type="float" office:value="19.0058195579461">
            <text:p>19.005819557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0908">
            <text:p>10908</text:p>
          </table:table-cell>
          <table:table-cell office:value-type="float" office:value="14626">
            <text:p>14626</text:p>
          </table:table-cell>
          <table:table-cell office:value-type="float" office:value="24617">
            <text:p>24617</text:p>
          </table:table-cell>
          <table:table-cell office:value-type="float" office:value="446.625">
            <text:p>446.625</text:p>
          </table:table-cell>
          <table:table-cell office:value-type="float" office:value="678.75">
            <text:p>678.75</text:p>
          </table:table-cell>
          <table:table-cell office:value-type="float" office:value="1060">
            <text:p>1060</text:p>
          </table:table-cell>
          <table:table-cell office:value-type="float" office:value="0.0409447194719472">
            <text:p>0.0409447195</text:p>
          </table:table-cell>
          <table:table-cell office:value-type="float" office:value="0.0464070832763572">
            <text:p>0.0464070833</text:p>
          </table:table-cell>
          <table:table-cell office:value-type="float" office:value="0.04305967420888">
            <text:p>0.0430596742</text:p>
          </table:table-cell>
          <table:table-cell office:value-type="float" office:value="1.14659239945498">
            <text:p>1.1465923995</text:p>
          </table:table-cell>
          <table:table-cell office:value-type="float" office:value="1.16664588152856">
            <text:p>1.1666458815</text:p>
          </table:table-cell>
          <table:table-cell office:value-type="float" office:value="1.15434296539531">
            <text:p>1.1543429654</text:p>
          </table:table-cell>
          <table:table-cell office:value-type="float" office:value="17.2731097909922">
            <text:p>17.273109791</text:p>
          </table:table-cell>
          <table:table-cell office:value-type="float" office:value="15.2801901451165">
            <text:p>15.2801901451</text:p>
          </table:table-cell>
          <table:table-cell office:value-type="float" office:value="16.4415008982607">
            <text:p>16.441500898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561">
            <text:p>10561</text:p>
          </table:table-cell>
          <table:table-cell office:value-type="float" office:value="15000">
            <text:p>15000</text:p>
          </table:table-cell>
          <table:table-cell office:value-type="float" office:value="24015">
            <text:p>24015</text:p>
          </table:table-cell>
          <table:table-cell office:value-type="float" office:value="478.625">
            <text:p>478.625</text:p>
          </table:table-cell>
          <table:table-cell office:value-type="float" office:value="527.625">
            <text:p>527.625</text:p>
          </table:table-cell>
          <table:table-cell office:value-type="float" office:value="868.25">
            <text:p>868.25</text:p>
          </table:table-cell>
          <table:table-cell office:value-type="float" office:value="0.0453200454502415">
            <text:p>0.0453200455</text:p>
          </table:table-cell>
          <table:table-cell office:value-type="float" office:value="0.035175">
            <text:p>0.035175</text:p>
          </table:table-cell>
          <table:table-cell office:value-type="float" office:value="0.0361544867790964">
            <text:p>0.0361544868</text:p>
          </table:table-cell>
          <table:table-cell office:value-type="float" office:value="1.16264581585428">
            <text:p>1.1626458159</text:p>
          </table:table-cell>
          <table:table-cell office:value-type="float" office:value="1.125537570025">
            <text:p>1.12553757</text:p>
          </table:table-cell>
          <table:table-cell office:value-type="float" office:value="1.12910271167879">
            <text:p>1.1291027117</text:p>
          </table:table-cell>
          <table:table-cell office:value-type="float" office:value="15.6385078539761">
            <text:p>15.638507854</text:p>
          </table:table-cell>
          <table:table-cell office:value-type="float" office:value="20.0502535349655">
            <text:p>20.050253535</text:p>
          </table:table-cell>
          <table:table-cell office:value-type="float" office:value="19.5163384788313">
            <text:p>19.516338478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10188">
            <text:p>10188</text:p>
          </table:table-cell>
          <table:table-cell office:value-type="float" office:value="16878">
            <text:p>16878</text:p>
          </table:table-cell>
          <table:table-cell office:value-type="float" office:value="24188">
            <text:p>24188</text:p>
          </table:table-cell>
          <table:table-cell office:value-type="float" office:value="620.75">
            <text:p>620.75</text:p>
          </table:table-cell>
          <table:table-cell office:value-type="float" office:value="558">
            <text:p>558</text:p>
          </table:table-cell>
          <table:table-cell office:value-type="float" office:value="835.25">
            <text:p>835.25</text:p>
          </table:table-cell>
          <table:table-cell office:value-type="float" office:value="0.0609295249312917">
            <text:p>0.0609295249</text:p>
          </table:table-cell>
          <table:table-cell office:value-type="float" office:value="0.0330607891930323">
            <text:p>0.0330607892</text:p>
          </table:table-cell>
          <table:table-cell office:value-type="float" office:value="0.0345315859103688">
            <text:p>0.0345315859</text:p>
          </table:table-cell>
          <table:table-cell office:value-type="float" office:value="1.22052965499589">
            <text:p>1.220529655</text:p>
          </table:table-cell>
          <table:table-cell office:value-type="float" office:value="1.11785507310846">
            <text:p>1.1178550731</text:p>
          </table:table-cell>
          <table:table-cell office:value-type="float" office:value="1.12319771432024">
            <text:p>1.1231977143</text:p>
          </table:table-cell>
          <table:table-cell office:value-type="float" office:value="11.7193692163224">
            <text:p>11.7193692163</text:p>
          </table:table-cell>
          <table:table-cell office:value-type="float" office:value="21.3105337589808">
            <text:p>21.310533759</text:p>
          </table:table-cell>
          <table:table-cell office:value-type="float" office:value="20.4174579311977">
            <text:p>20.417457931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522">
            <text:p>10522</text:p>
          </table:table-cell>
          <table:table-cell office:value-type="float" office:value="17668">
            <text:p>17668</text:p>
          </table:table-cell>
          <table:table-cell office:value-type="float" office:value="26089">
            <text:p>26089</text:p>
          </table:table-cell>
          <table:table-cell office:value-type="float" office:value="668.75">
            <text:p>668.75</text:p>
          </table:table-cell>
          <table:table-cell office:value-type="float" office:value="1033.25">
            <text:p>1033.25</text:p>
          </table:table-cell>
          <table:table-cell office:value-type="float" office:value="599.375">
            <text:p>599.375</text:p>
          </table:table-cell>
          <table:table-cell office:value-type="float" office:value="0.0635573084964836">
            <text:p>0.0635573085</text:p>
          </table:table-cell>
          <table:table-cell office:value-type="float" office:value="0.0584814353633688">
            <text:p>0.0584814354</text:p>
          </table:table-cell>
          <table:table-cell office:value-type="float" office:value="0.0229742420177086">
            <text:p>0.022974242</text:p>
          </table:table-cell>
          <table:table-cell office:value-type="float" office:value="1.23036806140579">
            <text:p>1.2303680614</text:p>
          </table:table-cell>
          <table:table-cell office:value-type="float" office:value="1.21138837720482">
            <text:p>1.2113883772</text:p>
          </table:table-cell>
          <table:table-cell office:value-type="float" office:value="1.08144436602271">
            <text:p>1.081444366</text:p>
          </table:table-cell>
          <table:table-cell office:value-type="float" office:value="11.2488756833046">
            <text:p>11.2488756833</text:p>
          </table:table-cell>
          <table:table-cell office:value-type="float" office:value="12.1957218865199">
            <text:p>12.1957218865</text:p>
          </table:table-cell>
          <table:table-cell office:value-type="float" office:value="30.5158839593966">
            <text:p>30.515883959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10730">
            <text:p>10730</text:p>
          </table:table-cell>
          <table:table-cell office:value-type="float" office:value="18222">
            <text:p>18222</text:p>
          </table:table-cell>
          <table:table-cell office:value-type="float" office:value="26990">
            <text:p>26990</text:p>
          </table:table-cell>
          <table:table-cell office:value-type="float" office:value="353.25">
            <text:p>353.25</text:p>
          </table:table-cell>
          <table:table-cell office:value-type="float" office:value="587.75">
            <text:p>587.75</text:p>
          </table:table-cell>
          <table:table-cell office:value-type="float" office:value="438.125">
            <text:p>438.125</text:p>
          </table:table-cell>
          <table:table-cell office:value-type="float" office:value="0.0329217148182665">
            <text:p>0.0329217148</text:p>
          </table:table-cell>
          <table:table-cell office:value-type="float" office:value="0.032254966523982">
            <text:p>0.0322549665</text:p>
          </table:table-cell>
          <table:table-cell office:value-type="float" office:value="0.0162328640237125">
            <text:p>0.016232864</text:p>
          </table:table-cell>
          <table:table-cell office:value-type="float" office:value="1.11735032690482">
            <text:p>1.1173503269</text:p>
          </table:table-cell>
          <table:table-cell office:value-type="float" office:value="1.11493153325024">
            <text:p>1.1149315333</text:p>
          </table:table-cell>
          <table:table-cell office:value-type="float" office:value="1.05733149559684">
            <text:p>1.0573314956</text:p>
          </table:table-cell>
          <table:table-cell office:value-type="float" office:value="21.3991095504545">
            <text:p>21.3991095505</text:p>
          </table:table-cell>
          <table:table-cell office:value-type="float" office:value="21.8343663305756">
            <text:p>21.8343663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746">
            <text:p>11746</text:p>
          </table:table-cell>
          <table:table-cell office:value-type="float" office:value="17580">
            <text:p>17580</text:p>
          </table:table-cell>
          <table:table-cell office:value-type="float" office:value="27517">
            <text:p>27517</text:p>
          </table:table-cell>
          <table:table-cell office:value-type="float" office:value="418.875">
            <text:p>418.875</text:p>
          </table:table-cell>
          <table:table-cell office:value-type="float" office:value="681.625">
            <text:p>681.625</text:p>
          </table:table-cell>
          <table:table-cell office:value-type="float" office:value="437.875">
            <text:p>437.875</text:p>
          </table:table-cell>
          <table:table-cell office:value-type="float" office:value="0.0356610761110165">
            <text:p>0.0356610761</text:p>
          </table:table-cell>
          <table:table-cell office:value-type="float" office:value="0.0387727531285552">
            <text:p>0.0387727531</text:p>
          </table:table-cell>
          <table:table-cell office:value-type="float" office:value="0.0159128902133227">
            <text:p>0.0159128902</text:p>
          </table:table-cell>
          <table:table-cell office:value-type="float" office:value="1.12730632259337">
            <text:p>1.1273063226</text:p>
          </table:table-cell>
          <table:table-cell office:value-type="float" office:value="1.13865115566487">
            <text:p>1.1386511557</text:p>
          </table:table-cell>
          <table:table-cell office:value-type="float" office:value="1.05619142709351">
            <text:p>1.0561914271</text:p>
          </table:table-cell>
          <table:table-cell office:value-type="float" office:value="19.7816294013303">
            <text:p>19.7816294013</text:p>
          </table:table-cell>
          <table:table-cell office:value-type="float" office:value="18.2215484706869">
            <text:p>18.2215484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3325">
            <text:p>13325</text:p>
          </table:table-cell>
          <table:table-cell office:value-type="float" office:value="17915">
            <text:p>17915</text:p>
          </table:table-cell>
          <table:table-cell office:value-type="float" office:value="29531">
            <text:p>29531</text:p>
          </table:table-cell>
          <table:table-cell office:value-type="float" office:value="551">
            <text:p>551</text:p>
          </table:table-cell>
          <table:table-cell office:value-type="float" office:value="517">
            <text:p>517</text:p>
          </table:table-cell>
          <table:table-cell office:value-type="float" office:value="751.625">
            <text:p>751.625</text:p>
          </table:table-cell>
          <table:table-cell office:value-type="float" office:value="0.0413508442776735">
            <text:p>0.0413508443</text:p>
          </table:table-cell>
          <table:table-cell office:value-type="float" office:value="0.0288584984649735">
            <text:p>0.0288584985</text:p>
          </table:table-cell>
          <table:table-cell office:value-type="float" office:value="0.0254520673190884">
            <text:p>0.0254520673</text:p>
          </table:table-cell>
          <table:table-cell office:value-type="float" office:value="1.14807934392391">
            <text:p>1.1480793439</text:p>
          </table:table-cell>
          <table:table-cell office:value-type="float" office:value="1.10263705797737">
            <text:p>1.102637058</text:p>
          </table:table-cell>
          <table:table-cell office:value-type="float" office:value="1.09035193876921">
            <text:p>1.0903519388</text:p>
          </table:table-cell>
          <table:table-cell office:value-type="float" office:value="17.106821549221">
            <text:p>17.1068215492</text:p>
          </table:table-cell>
          <table:table-cell office:value-type="float" office:value="24.3637537609391">
            <text:p>24.3637537609</text:p>
          </table:table-cell>
          <table:table-cell office:value-type="float" office:value="27.5785552474965">
            <text:p>27.578555247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4675">
            <text:p>14675</text:p>
          </table:table-cell>
          <table:table-cell office:value-type="float" office:value="19256">
            <text:p>19256</text:p>
          </table:table-cell>
          <table:table-cell office:value-type="float" office:value="30452">
            <text:p>30452</text:p>
          </table:table-cell>
          <table:table-cell office:value-type="float" office:value="461.375">
            <text:p>461.375</text:p>
          </table:table-cell>
          <table:table-cell office:value-type="float" office:value="489">
            <text:p>489</text:p>
          </table:table-cell>
          <table:table-cell office:value-type="float" office:value="752.875">
            <text:p>752.875</text:p>
          </table:table-cell>
          <table:table-cell office:value-type="float" office:value="0.0314395229982964">
            <text:p>0.031439523</text:p>
          </table:table-cell>
          <table:table-cell office:value-type="float" office:value="0.0253946821769838">
            <text:p>0.0253946822</text:p>
          </table:table-cell>
          <table:table-cell office:value-type="float" office:value="0.0247233350847235">
            <text:p>0.0247233351</text:p>
          </table:table-cell>
          <table:table-cell office:value-type="float" office:value="1.1119756799625">
            <text:p>1.11197568</text:p>
          </table:table-cell>
          <table:table-cell office:value-type="float" office:value="1.09014537178987">
            <text:p>1.0901453718</text:p>
          </table:table-cell>
          <table:table-cell office:value-type="float" office:value="1.08772970966005">
            <text:p>1.0877297097</text:p>
          </table:table-cell>
          <table:table-cell office:value-type="float" office:value="22.3917861048108">
            <text:p>22.3917861048</text:p>
          </table:table-cell>
          <table:table-cell office:value-type="float" office:value="27.6400987045716">
            <text:p>27.6400987046</text:p>
          </table:table-cell>
          <table:table-cell office:value-type="float" office:value="28.3813149033795">
            <text:p>28.381314903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4230">
            <text:p>14230</text:p>
          </table:table-cell>
          <table:table-cell office:value-type="float" office:value="19710">
            <text:p>19710</text:p>
          </table:table-cell>
          <table:table-cell office:value-type="float" office:value="28243">
            <text:p>28243</text:p>
          </table:table-cell>
          <table:table-cell office:value-type="float" office:value="528.125">
            <text:p>528.125</text:p>
          </table:table-cell>
          <table:table-cell office:value-type="float" office:value="351.25">
            <text:p>351.25</text:p>
          </table:table-cell>
          <table:table-cell office:value-type="float" office:value="856.375">
            <text:p>856.375</text:p>
          </table:table-cell>
          <table:table-cell office:value-type="float" office:value="0.0371134926212228">
            <text:p>0.0371134926</text:p>
          </table:table-cell>
          <table:table-cell office:value-type="float" office:value="0.0178209030948757">
            <text:p>0.0178209031</text:p>
          </table:table-cell>
          <table:table-cell office:value-type="float" office:value="0.0303216726268456">
            <text:p>0.0303216726</text:p>
          </table:table-cell>
          <table:table-cell office:value-type="float" office:value="1.13259695038999">
            <text:p>1.1325969504</text:p>
          </table:table-cell>
          <table:table-cell office:value-type="float" office:value="1.06299562662281">
            <text:p>1.0629956266</text:p>
          </table:table-cell>
          <table:table-cell office:value-type="float" office:value="1.1079278857025">
            <text:p>1.1079278857</text:p>
          </table:table-cell>
          <table:table-cell office:value-type="float" office:value="19.0208888276115">
            <text:p>19.0208888276</text:p>
          </table:table-cell>
          <table:table-cell office:value-type="float" office:value="0">
            <text:p>0</text:p>
          </table:table-cell>
          <table:table-cell office:value-type="float" office:value="23.2046418851869">
            <text:p>23.204641885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304">
            <text:p>304</text:p>
          </table:table-cell>
          <table:table-cell office:value-type="float" office:value="14002">
            <text:p>14002</text:p>
          </table:table-cell>
          <table:table-cell office:value-type="float" office:value="20432">
            <text:p>20432</text:p>
          </table:table-cell>
          <table:table-cell office:value-type="float" office:value="27655">
            <text:p>27655</text:p>
          </table:table-cell>
          <table:table-cell office:value-type="float" office:value="555.75">
            <text:p>555.75</text:p>
          </table:table-cell>
          <table:table-cell office:value-type="float" office:value="1027.875">
            <text:p>1027.875</text:p>
          </table:table-cell>
          <table:table-cell office:value-type="float" office:value="264.75">
            <text:p>264.75</text:p>
          </table:table-cell>
          <table:table-cell office:value-type="float" office:value="0.0396907584630767">
            <text:p>0.0396907585</text:p>
          </table:table-cell>
          <table:table-cell office:value-type="float" office:value="0.0503071162881754">
            <text:p>0.0503071163</text:p>
          </table:table-cell>
          <table:table-cell office:value-type="float" office:value="0.00957331404809257">
            <text:p>0.009573314</text:p>
          </table:table-cell>
          <table:table-cell office:value-type="float" office:value="1.14200535298322">
            <text:p>1.142005353</text:p>
          </table:table-cell>
          <table:table-cell office:value-type="float" office:value="1.18103528666911">
            <text:p>1.1810352867</text:p>
          </table:table-cell>
          <table:table-cell office:value-type="float" office:value="1.03368622991838">
            <text:p>1.0336862299</text:p>
          </table:table-cell>
          <table:table-cell office:value-type="float" office:value="17.8080173356116">
            <text:p>17.8080173356</text:p>
          </table:table-cell>
          <table:table-cell office:value-type="float" office:value="14.1220513071657">
            <text:p>14.12205130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804">
            <text:p>13804</text:p>
          </table:table-cell>
          <table:table-cell office:value-type="float" office:value="21665">
            <text:p>21665</text:p>
          </table:table-cell>
          <table:table-cell office:value-type="float" office:value="30589">
            <text:p>30589</text:p>
          </table:table-cell>
          <table:table-cell office:value-type="float" office:value="395.75">
            <text:p>395.75</text:p>
          </table:table-cell>
          <table:table-cell office:value-type="float" office:value="862.125">
            <text:p>862.125</text:p>
          </table:table-cell>
          <table:table-cell office:value-type="float" office:value="1306.875">
            <text:p>1306.875</text:p>
          </table:table-cell>
          <table:table-cell office:value-type="float" office:value="0.0286692263112141">
            <text:p>0.0286692263</text:p>
          </table:table-cell>
          <table:table-cell office:value-type="float" office:value="0.0397934456496654">
            <text:p>0.0397934456</text:p>
          </table:table-cell>
          <table:table-cell office:value-type="float" office:value="0.0427236915230965">
            <text:p>0.0427236915</text:p>
          </table:table-cell>
          <table:table-cell office:value-type="float" office:value="1.10195326418233">
            <text:p>1.1019532642</text:p>
          </table:table-cell>
          <table:table-cell office:value-type="float" office:value="1.14238075567451">
            <text:p>1.1423807557</text:p>
          </table:table-cell>
          <table:table-cell office:value-type="float" office:value="1.15311053541287">
            <text:p>1.1531105354</text:p>
          </table:table-cell>
          <table:table-cell office:value-type="float" office:value="24.5223349190248">
            <text:p>24.522334919</text:p>
          </table:table-cell>
          <table:table-cell office:value-type="float" office:value="17.7629464863327">
            <text:p>17.7629464863</text:p>
          </table:table-cell>
          <table:table-cell office:value-type="float" office:value="16.56811051071">
            <text:p>16.568110510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4580">
            <text:p>14580</text:p>
          </table:table-cell>
          <table:table-cell office:value-type="float" office:value="22136">
            <text:p>22136</text:p>
          </table:table-cell>
          <table:table-cell office:value-type="float" office:value="31851">
            <text:p>31851</text:p>
          </table:table-cell>
          <table:table-cell office:value-type="float" office:value="233.375">
            <text:p>233.375</text:p>
          </table:table-cell>
          <table:table-cell office:value-type="float" office:value="511">
            <text:p>511</text:p>
          </table:table-cell>
          <table:table-cell office:value-type="float" office:value="1093.125">
            <text:p>1093.125</text:p>
          </table:table-cell>
          <table:table-cell office:value-type="float" office:value="0.0160065157750343">
            <text:p>0.0160065158</text:p>
          </table:table-cell>
          <table:table-cell office:value-type="float" office:value="0.0230845681243224">
            <text:p>0.0230845681</text:p>
          </table:table-cell>
          <table:table-cell office:value-type="float" office:value="0.0343199585570312">
            <text:p>0.0343199586</text:p>
          </table:table-cell>
          <table:table-cell office:value-type="float" office:value="1.05652497396524">
            <text:p>1.056524974</text:p>
          </table:table-cell>
          <table:table-cell office:value-type="float" office:value="1.08184046711468">
            <text:p>1.0818404671</text:p>
          </table:table-cell>
          <table:table-cell office:value-type="float" office:value="1.12242845967811">
            <text:p>1.1224284597</text:p>
          </table:table-cell>
          <table:table-cell office:value-type="float" office:value="0">
            <text:p>0</text:p>
          </table:table-cell>
          <table:table-cell office:value-type="float" office:value="30.3716858492311">
            <text:p>30.3716858492</text:p>
          </table:table-cell>
          <table:table-cell office:value-type="float" office:value="20.5412450463193">
            <text:p>20.541245046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5158">
            <text:p>15158</text:p>
          </table:table-cell>
          <table:table-cell office:value-type="float" office:value="20750">
            <text:p>20750</text:p>
          </table:table-cell>
          <table:table-cell office:value-type="float" office:value="34053">
            <text:p>34053</text:p>
          </table:table-cell>
          <table:table-cell office:value-type="float" office:value="169.75">
            <text:p>169.75</text:p>
          </table:table-cell>
          <table:table-cell office:value-type="float" office:value="531.5">
            <text:p>531.5</text:p>
          </table:table-cell>
          <table:table-cell office:value-type="float" office:value="1788.25">
            <text:p>1788.25</text:p>
          </table:table-cell>
          <table:table-cell office:value-type="float" office:value="0.0111987069534239">
            <text:p>0.011198707</text:p>
          </table:table-cell>
          <table:table-cell office:value-type="float" office:value="0.0256144578313253">
            <text:p>0.0256144578</text:p>
          </table:table-cell>
          <table:table-cell office:value-type="float" office:value="0.052513728599536">
            <text:p>0.0525137286</text:p>
          </table:table-cell>
          <table:table-cell office:value-type="float" office:value="1.03944127997034">
            <text:p>1.03944128</text:p>
          </table:table-cell>
          <table:table-cell office:value-type="float" office:value="1.09093655929162">
            <text:p>1.0909365593</text:p>
          </table:table-cell>
          <table:table-cell office:value-type="float" office:value="1.18920312581357">
            <text:p>1.1892031258</text:p>
          </table:table-cell>
          <table:table-cell office:value-type="float" office:value="0">
            <text:p>0</text:p>
          </table:table-cell>
          <table:table-cell office:value-type="float" office:value="27.4058916093927">
            <text:p>27.4058916094</text:p>
          </table:table-cell>
          <table:table-cell office:value-type="float" office:value="13.5429692163353">
            <text:p>13.542969216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5322">
            <text:p>15322</text:p>
          </table:table-cell>
          <table:table-cell office:value-type="float" office:value="22634">
            <text:p>22634</text:p>
          </table:table-cell>
          <table:table-cell office:value-type="float" office:value="38129">
            <text:p>38129</text:p>
          </table:table-cell>
          <table:table-cell office:value-type="float" office:value="579.25">
            <text:p>579.25</text:p>
          </table:table-cell>
          <table:table-cell office:value-type="float" office:value="1163.75">
            <text:p>1163.75</text:p>
          </table:table-cell>
          <table:table-cell office:value-type="float" office:value="1764.5">
            <text:p>1764.5</text:p>
          </table:table-cell>
          <table:table-cell office:value-type="float" office:value="0.0378051168254797">
            <text:p>0.0378051168</text:p>
          </table:table-cell>
          <table:table-cell office:value-type="float" office:value="0.051416011310418">
            <text:p>0.0514160113</text:p>
          </table:table-cell>
          <table:table-cell office:value-type="float" office:value="0.0462771119095701">
            <text:p>0.0462771119</text:p>
          </table:table-cell>
          <table:table-cell office:value-type="float" office:value="1.13511919353123">
            <text:p>1.1351191935</text:p>
          </table:table-cell>
          <table:table-cell office:value-type="float" office:value="1.18513750777585">
            <text:p>1.1851375078</text:p>
          </table:table-cell>
          <table:table-cell office:value-type="float" office:value="1.16616737101341">
            <text:p>1.166167371</text:p>
          </table:table-cell>
          <table:table-cell office:value-type="float" office:value="18.6791752986324">
            <text:p>18.6791752986</text:p>
          </table:table-cell>
          <table:table-cell office:value-type="float" office:value="13.8248319091777">
            <text:p>13.8248319092</text:p>
          </table:table-cell>
          <table:table-cell office:value-type="float" office:value="15.322146417242">
            <text:p>15.322146417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6648">
            <text:p>16648</text:p>
          </table:table-cell>
          <table:table-cell office:value-type="float" office:value="23274">
            <text:p>23274</text:p>
          </table:table-cell>
          <table:table-cell office:value-type="float" office:value="40148">
            <text:p>40148</text:p>
          </table:table-cell>
          <table:table-cell office:value-type="float" office:value="320">
            <text:p>320</text:p>
          </table:table-cell>
          <table:table-cell office:value-type="float" office:value="1075.5">
            <text:p>1075.5</text:p>
          </table:table-cell>
          <table:table-cell office:value-type="float" office:value="1785.25">
            <text:p>1785.25</text:p>
          </table:table-cell>
          <table:table-cell office:value-type="float" office:value="0.0192215281114849">
            <text:p>0.0192215281</text:p>
          </table:table-cell>
          <table:table-cell office:value-type="float" office:value="0.0462103634957463">
            <text:p>0.0462103635</text:p>
          </table:table-cell>
          <table:table-cell office:value-type="float" office:value="0.0444667231244396">
            <text:p>0.0444667231</text:p>
          </table:table-cell>
          <table:table-cell office:value-type="float" office:value="1.06799950399036">
            <text:p>1.067999504</text:p>
          </table:table-cell>
          <table:table-cell office:value-type="float" office:value="1.16592165171615">
            <text:p>1.1659216517</text:p>
          </table:table-cell>
          <table:table-cell office:value-type="float" office:value="1.15950901828777">
            <text:p>1.1595090183</text:p>
          </table:table-cell>
          <table:table-cell office:value-type="float" office:value="0">
            <text:p>0</text:p>
          </table:table-cell>
          <table:table-cell office:value-type="float" office:value="15.343785295238">
            <text:p>15.3437852952</text:p>
          </table:table-cell>
          <table:table-cell office:value-type="float" office:value="15.9320584011853">
            <text:p>15.932058401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16542">
            <text:p>16542</text:p>
          </table:table-cell>
          <table:table-cell office:value-type="float" office:value="23390">
            <text:p>23390</text:p>
          </table:table-cell>
          <table:table-cell office:value-type="float" office:value="39882">
            <text:p>39882</text:p>
          </table:table-cell>
          <table:table-cell office:value-type="float" office:value="359.25">
            <text:p>359.25</text:p>
          </table:table-cell>
          <table:table-cell office:value-type="float" office:value="791.75">
            <text:p>791.75</text:p>
          </table:table-cell>
          <table:table-cell office:value-type="float" office:value="2048.25">
            <text:p>2048.25</text:p>
          </table:table-cell>
          <table:table-cell office:value-type="float" office:value="0.0217174464998186">
            <text:p>0.0217174465</text:p>
          </table:table-cell>
          <table:table-cell office:value-type="float" office:value="0.0338499358700299">
            <text:p>0.0338499359</text:p>
          </table:table-cell>
          <table:table-cell office:value-type="float" office:value="0.0513577553783662">
            <text:p>0.0513577554</text:p>
          </table:table-cell>
          <table:table-cell office:value-type="float" office:value="1.07693549181501">
            <text:p>1.0769354918</text:p>
          </table:table-cell>
          <table:table-cell office:value-type="float" office:value="1.12072057913558">
            <text:p>1.1207205791</text:p>
          </table:table-cell>
          <table:table-cell office:value-type="float" office:value="1.18492187713779">
            <text:p>1.1849218771</text:p>
          </table:table-cell>
          <table:table-cell office:value-type="float" office:value="32.2619384542155">
            <text:p>32.2619384542</text:p>
          </table:table-cell>
          <table:table-cell office:value-type="float" office:value="20.821711117783">
            <text:p>20.8217111178</text:p>
          </table:table-cell>
          <table:table-cell office:value-type="float" office:value="13.8401270005007">
            <text:p>13.840127000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15588">
            <text:p>15588</text:p>
          </table:table-cell>
          <table:table-cell office:value-type="float" office:value="25450">
            <text:p>25450</text:p>
          </table:table-cell>
          <table:table-cell office:value-type="float" office:value="42757">
            <text:p>42757</text:p>
          </table:table-cell>
          <table:table-cell office:value-type="float" office:value="396">
            <text:p>396</text:p>
          </table:table-cell>
          <table:table-cell office:value-type="float" office:value="1223.5">
            <text:p>1223.5</text:p>
          </table:table-cell>
          <table:table-cell office:value-type="float" office:value="1939.875">
            <text:p>1939.875</text:p>
          </table:table-cell>
          <table:table-cell office:value-type="float" office:value="0.0254041570438799">
            <text:p>0.025404157</text:p>
          </table:table-cell>
          <table:table-cell office:value-type="float" office:value="0.0480746561886051">
            <text:p>0.0480746562</text:p>
          </table:table-cell>
          <table:table-cell office:value-type="float" office:value="0.045369764015249">
            <text:p>0.045369764</text:p>
          </table:table-cell>
          <table:table-cell office:value-type="float" office:value="1.090179477196">
            <text:p>1.0901794772</text:p>
          </table:table-cell>
          <table:table-cell office:value-type="float" office:value="1.17279119489272">
            <text:p>1.1727911949</text:p>
          </table:table-cell>
          <table:table-cell office:value-type="float" office:value="1.1628286684075">
            <text:p>1.1628286684</text:p>
          </table:table-cell>
          <table:table-cell office:value-type="float" office:value="27.6299180951413">
            <text:p>27.6299180951</text:p>
          </table:table-cell>
          <table:table-cell office:value-type="float" office:value="14.7620026625851">
            <text:p>14.7620026626</text:p>
          </table:table-cell>
          <table:table-cell office:value-type="float" office:value="15.6217445985129">
            <text:p>15.621744598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5925">
            <text:p>25925</text:p>
          </table:table-cell>
          <table:table-cell office:value-type="float" office:value="42677">
            <text:p>42677</text:p>
          </table:table-cell>
          <table:table-cell office:value-type="float" office:value="600.625">
            <text:p>600.625</text:p>
          </table:table-cell>
          <table:table-cell office:value-type="float" office:value="1084.625">
            <text:p>1084.625</text:p>
          </table:table-cell>
          <table:table-cell office:value-type="float" office:value="1594.5">
            <text:p>1594.5</text:p>
          </table:table-cell>
          <table:table-cell office:value-type="float" office:value="0.0393620158594928">
            <text:p>0.0393620159</text:p>
          </table:table-cell>
          <table:table-cell office:value-type="float" office:value="0.0418370298939248">
            <text:p>0.0418370299</text:p>
          </table:table-cell>
          <table:table-cell office:value-type="float" office:value="0.0373620451296952">
            <text:p>0.0373620451</text:p>
          </table:table-cell>
          <table:table-cell office:value-type="float" office:value="1.14080381736157">
            <text:p>1.1408038174</text:p>
          </table:table-cell>
          <table:table-cell office:value-type="float" office:value="1.14986026528661">
            <text:p>1.1498602653</text:p>
          </table:table-cell>
          <table:table-cell office:value-type="float" office:value="1.13350316588983">
            <text:p>1.1335031659</text:p>
          </table:table-cell>
          <table:table-cell office:value-type="float" office:value="17.9538883845046">
            <text:p>17.9538883845</text:p>
          </table:table-cell>
          <table:table-cell office:value-type="float" office:value="16.9119975554275">
            <text:p>16.9119975554</text:p>
          </table:table-cell>
          <table:table-cell office:value-type="float" office:value="18.8966293506775">
            <text:p>18.896629350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682">
            <text:p>682</text:p>
          </table:table-cell>
          <table:table-cell office:value-type="float" office:value="16364">
            <text:p>16364</text:p>
          </table:table-cell>
          <table:table-cell office:value-type="float" office:value="27758">
            <text:p>27758</text:p>
          </table:table-cell>
          <table:table-cell office:value-type="float" office:value="44792">
            <text:p>44792</text:p>
          </table:table-cell>
          <table:table-cell office:value-type="float" office:value="620.5">
            <text:p>620.5</text:p>
          </table:table-cell>
          <table:table-cell office:value-type="float" office:value="1090.5">
            <text:p>1090.5</text:p>
          </table:table-cell>
          <table:table-cell office:value-type="float" office:value="988.25">
            <text:p>988.25</text:p>
          </table:table-cell>
          <table:table-cell office:value-type="float" office:value="0.0379186018088487">
            <text:p>0.0379186018</text:p>
          </table:table-cell>
          <table:table-cell office:value-type="float" office:value="0.0392859716117876">
            <text:p>0.0392859716</text:p>
          </table:table-cell>
          <table:table-cell office:value-type="float" office:value="0.0220630916235042">
            <text:p>0.0220630916</text:p>
          </table:table-cell>
          <table:table-cell office:value-type="float" office:value="1.13553323424272">
            <text:p>1.1355332342</text:p>
          </table:table-cell>
          <table:table-cell office:value-type="float" office:value="1.1405259402696">
            <text:p>1.1405259403</text:p>
          </table:table-cell>
          <table:table-cell office:value-type="float" office:value="1.07817490950576">
            <text:p>1.0781749095</text:p>
          </table:table-cell>
          <table:table-cell office:value-type="float" office:value="18.624295698077">
            <text:p>18.6242956981</text:p>
          </table:table-cell>
          <table:table-cell office:value-type="float" office:value="17.9879786857316">
            <text:p>17.9879786857</text:p>
          </table:table-cell>
          <table:table-cell office:value-type="float" office:value="31.7619065265643">
            <text:p>31.761906526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17390">
            <text:p>17390</text:p>
          </table:table-cell>
          <table:table-cell office:value-type="float" office:value="28550">
            <text:p>28550</text:p>
          </table:table-cell>
          <table:table-cell office:value-type="float" office:value="48161">
            <text:p>48161</text:p>
          </table:table-cell>
          <table:table-cell office:value-type="float" office:value="627.875">
            <text:p>627.875</text:p>
          </table:table-cell>
          <table:table-cell office:value-type="float" office:value="1396">
            <text:p>1396</text:p>
          </table:table-cell>
          <table:table-cell office:value-type="float" office:value="934.5">
            <text:p>934.5</text:p>
          </table:table-cell>
          <table:table-cell office:value-type="float" office:value="0.0361055204140311">
            <text:p>0.0361055204</text:p>
          </table:table-cell>
          <table:table-cell office:value-type="float" office:value="0.0488966725043783">
            <text:p>0.0488966725</text:p>
          </table:table-cell>
          <table:table-cell office:value-type="float" office:value="0.0194036668673823">
            <text:p>0.0194036669</text:p>
          </table:table-cell>
          <table:table-cell office:value-type="float" office:value="1.12892439431367">
            <text:p>1.1289243943</text:p>
          </table:table-cell>
          <table:table-cell office:value-type="float" office:value="1.17582448754604">
            <text:p>1.1758244875</text:p>
          </table:table-cell>
          <table:table-cell office:value-type="float" office:value="1.06865077852012">
            <text:p>1.0686507785</text:p>
          </table:table-cell>
          <table:table-cell office:value-type="float" office:value="19.5423420567132">
            <text:p>19.5423420567</text:p>
          </table:table-cell>
          <table:table-cell office:value-type="float" office:value="14.5195697776645">
            <text:p>14.5195697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30118">
            <text:p>30118</text:p>
          </table:table-cell>
          <table:table-cell office:value-type="float" office:value="50443">
            <text:p>50443</text:p>
          </table:table-cell>
          <table:table-cell office:value-type="float" office:value="812.25">
            <text:p>812.25</text:p>
          </table:table-cell>
          <table:table-cell office:value-type="float" office:value="457">
            <text:p>457</text:p>
          </table:table-cell>
          <table:table-cell office:value-type="float" office:value="774.375">
            <text:p>774.375</text:p>
          </table:table-cell>
          <table:table-cell office:value-type="float" office:value="0.0443222743642912">
            <text:p>0.0443222744</text:p>
          </table:table-cell>
          <table:table-cell office:value-type="float" office:value="0.0151736503087854">
            <text:p>0.0151736503</text:p>
          </table:table-cell>
          <table:table-cell office:value-type="float" office:value="0.0153514858354975">
            <text:p>0.0153514858</text:p>
          </table:table-cell>
          <table:table-cell office:value-type="float" office:value="1.15897830972447">
            <text:p>1.1589783097</text:p>
          </table:table-cell>
          <table:table-cell office:value-type="float" office:value="1.05355904582159">
            <text:p>1.0535590458</text:p>
          </table:table-cell>
          <table:table-cell office:value-type="float" office:value="1.05419210993426">
            <text:p>1.0541921099</text:p>
          </table:table-cell>
          <table:table-cell office:value-type="float" office:value="15.9828685421438">
            <text:p>15.98286854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0646">
            <text:p>30646</text:p>
          </table:table-cell>
          <table:table-cell office:value-type="float" office:value="50248">
            <text:p>50248</text:p>
          </table:table-cell>
          <table:table-cell office:value-type="float" office:value="969.375">
            <text:p>969.375</text:p>
          </table:table-cell>
          <table:table-cell office:value-type="float" office:value="1073.75">
            <text:p>1073.75</text:p>
          </table:table-cell>
          <table:table-cell office:value-type="float" office:value="813.625">
            <text:p>813.625</text:p>
          </table:table-cell>
          <table:table-cell office:value-type="float" office:value="0.0475720174706777">
            <text:p>0.0475720175</text:p>
          </table:table-cell>
          <table:table-cell office:value-type="float" office:value="0.0350371989819226">
            <text:p>0.035037199</text:p>
          </table:table-cell>
          <table:table-cell office:value-type="float" office:value="0.0161921867537016">
            <text:p>0.0161921868</text:p>
          </table:table-cell>
          <table:table-cell office:value-type="float" office:value="1.17093773096598">
            <text:p>1.170937731</text:p>
          </table:table-cell>
          <table:table-cell office:value-type="float" office:value="1.12503630284923">
            <text:p>1.1250363028</text:p>
          </table:table-cell>
          <table:table-cell office:value-type="float" office:value="1.05718653998521">
            <text:p>1.05718654</text:p>
          </table:table-cell>
          <table:table-cell office:value-type="float" office:value="14.9143702599746">
            <text:p>14.91437026</text:p>
          </table:table-cell>
          <table:table-cell office:value-type="float" office:value="20.127763490424">
            <text:p>20.1277634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132">
            <text:p>32132</text:p>
          </table:table-cell>
          <table:table-cell office:value-type="float" office:value="47472">
            <text:p>47472</text:p>
          </table:table-cell>
          <table:table-cell office:value-type="float" office:value="983.5">
            <text:p>983.5</text:p>
          </table:table-cell>
          <table:table-cell office:value-type="float" office:value="625.75">
            <text:p>625.75</text:p>
          </table:table-cell>
          <table:table-cell office:value-type="float" office:value="840.375">
            <text:p>840.375</text:p>
          </table:table-cell>
          <table:table-cell office:value-type="float" office:value="0.0455071256709236">
            <text:p>0.0455071257</text:p>
          </table:table-cell>
          <table:table-cell office:value-type="float" office:value="0.0194743557823976">
            <text:p>0.0194743558</text:p>
          </table:table-cell>
          <table:table-cell office:value-type="float" office:value="0.0177025404448938">
            <text:p>0.0177025404</text:p>
          </table:table-cell>
          <table:table-cell office:value-type="float" office:value="1.16333390088242">
            <text:p>1.1633339009</text:p>
          </table:table-cell>
          <table:table-cell office:value-type="float" office:value="1.06890357628334">
            <text:p>1.0689035763</text:p>
          </table:table-cell>
          <table:table-cell office:value-type="float" office:value="1.06257311623601">
            <text:p>1.0625731162</text:p>
          </table:table-cell>
          <table:table-cell office:value-type="float" office:value="15.5756217083129">
            <text:p>15.57562170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3960">
            <text:p>33960</text:p>
          </table:table-cell>
          <table:table-cell office:value-type="float" office:value="47774">
            <text:p>47774</text:p>
          </table:table-cell>
          <table:table-cell office:value-type="float" office:value="971.25">
            <text:p>971.25</text:p>
          </table:table-cell>
          <table:table-cell office:value-type="float" office:value="669.25">
            <text:p>669.25</text:p>
          </table:table-cell>
          <table:table-cell office:value-type="float" office:value="668.5">
            <text:p>668.5</text:p>
          </table:table-cell>
          <table:table-cell office:value-type="float" office:value="0.045163915368519">
            <text:p>0.0451639154</text:p>
          </table:table-cell>
          <table:table-cell office:value-type="float" office:value="0.0197070082449941">
            <text:p>0.0197070082</text:p>
          </table:table-cell>
          <table:table-cell office:value-type="float" office:value="0.0139929668857538">
            <text:p>0.0139929669</text:p>
          </table:table-cell>
          <table:table-cell office:value-type="float" office:value="1.16207167112259">
            <text:p>1.1620716711</text:p>
          </table:table-cell>
          <table:table-cell office:value-type="float" office:value="1.06973572655846">
            <text:p>1.0697357266</text:p>
          </table:table-cell>
          <table:table-cell office:value-type="float" office:value="1.04935915821978">
            <text:p>1.0493591582</text:p>
          </table:table-cell>
          <table:table-cell office:value-type="float" office:value="15.6913890153617">
            <text:p>15.6913890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5222">
            <text:p>35222</text:p>
          </table:table-cell>
          <table:table-cell office:value-type="float" office:value="49784">
            <text:p>49784</text:p>
          </table:table-cell>
          <table:table-cell office:value-type="float" office:value="1085.875">
            <text:p>1085.875</text:p>
          </table:table-cell>
          <table:table-cell office:value-type="float" office:value="522.75">
            <text:p>522.75</text:p>
          </table:table-cell>
          <table:table-cell office:value-type="float" office:value="933.75">
            <text:p>933.75</text:p>
          </table:table-cell>
          <table:table-cell office:value-type="float" office:value="0.0491657611156389">
            <text:p>0.0491657611</text:p>
          </table:table-cell>
          <table:table-cell office:value-type="float" office:value="0.0148415762875476">
            <text:p>0.0148415763</text:p>
          </table:table-cell>
          <table:table-cell office:value-type="float" office:value="0.0187560260324602">
            <text:p>0.018756026</text:p>
          </table:table-cell>
          <table:table-cell office:value-type="float" office:value="1.17681801715425">
            <text:p>1.1768180172</text:p>
          </table:table-cell>
          <table:table-cell office:value-type="float" office:value="1.05237725088435">
            <text:p>1.0523772509</text:p>
          </table:table-cell>
          <table:table-cell office:value-type="float" office:value="1.06633559659817">
            <text:p>1.0663355966</text:p>
          </table:table-cell>
          <table:table-cell office:value-type="float" office:value="14.4419697944745">
            <text:p>14.4419697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778">
            <text:p>34778</text:p>
          </table:table-cell>
          <table:table-cell office:value-type="float" office:value="49186">
            <text:p>49186</text:p>
          </table:table-cell>
          <table:table-cell office:value-type="float" office:value="779.125">
            <text:p>779.125</text:p>
          </table:table-cell>
          <table:table-cell office:value-type="float" office:value="533.875">
            <text:p>533.875</text:p>
          </table:table-cell>
          <table:table-cell office:value-type="float" office:value="-294.75">
            <text:p>-294.75</text:p>
          </table:table-cell>
          <table:table-cell office:value-type="float" office:value="0.0338543929781872">
            <text:p>0.033854393</text:p>
          </table:table-cell>
          <table:table-cell office:value-type="float" office:value="0.0153509402495831">
            <text:p>0.0153509402</text:p>
          </table:table-cell>
          <table:table-cell office:value-type="float" office:value="-0.00599255885821169">
            <text:p>-0.0059925589</text:p>
          </table:table-cell>
          <table:table-cell office:value-type="float" office:value="1.12073677047454">
            <text:p>1.1207367705</text:p>
          </table:table-cell>
          <table:table-cell office:value-type="float" office:value="1.05419016755197">
            <text:p>1.0541901676</text:p>
          </table:table-cell>
          <table:table-cell office:value-type="float" office:value="0.979096429089131">
            <text:p>0.9790964291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4232">
            <text:p>24232</text:p>
          </table:table-cell>
          <table:table-cell office:value-type="float" office:value="33853">
            <text:p>33853</text:p>
          </table:table-cell>
          <table:table-cell office:value-type="float" office:value="51212">
            <text:p>51212</text:p>
          </table:table-cell>
          <table:table-cell office:value-type="float" office:value="441">
            <text:p>441</text:p>
          </table:table-cell>
          <table:table-cell office:value-type="float" office:value="525.75">
            <text:p>525.75</text:p>
          </table:table-cell>
          <table:table-cell office:value-type="float" office:value="-391.625">
            <text:p>-391.625</text:p>
          </table:table-cell>
          <table:table-cell office:value-type="float" office:value="0.0181990756025091">
            <text:p>0.0181990756</text:p>
          </table:table-cell>
          <table:table-cell office:value-type="float" office:value="0.0155303813546805">
            <text:p>0.0155303814</text:p>
          </table:table-cell>
          <table:table-cell office:value-type="float" office:value="-0.00764713348433961">
            <text:p>-0.0076471335</text:p>
          </table:table-cell>
          <table:table-cell office:value-type="float" office:value="1.06434592906024">
            <text:p>1.0643459291</text:p>
          </table:table-cell>
          <table:table-cell office:value-type="float" office:value="1.05482907252162">
            <text:p>1.0548290725</text:p>
          </table:table-cell>
          <table:table-cell office:value-type="float" office:value="0.973349650959845">
            <text:p>0.9733496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658">
            <text:p>658</text:p>
          </table:table-cell>
          <table:table-cell office:value-type="float" office:value="25224">
            <text:p>25224</text:p>
          </table:table-cell>
          <table:table-cell office:value-type="float" office:value="34062">
            <text:p>34062</text:p>
          </table:table-cell>
          <table:table-cell office:value-type="float" office:value="53498">
            <text:p>53498</text:p>
          </table:table-cell>
          <table:table-cell office:value-type="float" office:value="465.875">
            <text:p>465.875</text:p>
          </table:table-cell>
          <table:table-cell office:value-type="float" office:value="385.125">
            <text:p>385.125</text:p>
          </table:table-cell>
          <table:table-cell office:value-type="float" office:value="-181.25">
            <text:p>-181.25</text:p>
          </table:table-cell>
          <table:table-cell office:value-type="float" office:value="0.0184695131620679">
            <text:p>0.0184695132</text:p>
          </table:table-cell>
          <table:table-cell office:value-type="float" office:value="0.0113065879866126">
            <text:p>0.011306588</text:p>
          </table:table-cell>
          <table:table-cell office:value-type="float" office:value="-0.00338797712064002">
            <text:p>-0.0033879771</text:p>
          </table:table-cell>
          <table:table-cell office:value-type="float" office:value="1.06531189698347">
            <text:p>1.065311897</text:p>
          </table:table-cell>
          <table:table-cell office:value-type="float" office:value="1.03982362225967">
            <text:p>1.0398236223</text:p>
          </table:table-cell>
          <table:table-cell office:value-type="float" office:value="0.988164577720141">
            <text:p>0.9881645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5320">
            <text:p>35320</text:p>
          </table:table-cell>
          <table:table-cell office:value-type="float" office:value="51101">
            <text:p>51101</text:p>
          </table:table-cell>
          <table:table-cell office:value-type="float" office:value="24.375">
            <text:p>24.375</text:p>
          </table:table-cell>
          <table:table-cell office:value-type="float" office:value="-12.75">
            <text:p>-12.75</text:p>
          </table:table-cell>
          <table:table-cell office:value-type="float" office:value="-184">
            <text:p>-184</text:p>
          </table:table-cell>
          <table:table-cell office:value-type="float" office:value="0.000923890383959368">
            <text:p>0.0009238904</text:p>
          </table:table-cell>
          <table:table-cell office:value-type="float" office:value="-0.000360985277463194">
            <text:p>-0.0003609853</text:p>
          </table:table-cell>
          <table:table-cell office:value-type="float" office:value="-0.0036007123148275">
            <text:p>-0.0036007123</text:p>
          </table:table-cell>
          <table:table-cell office:value-type="float" office:value="1.0032352893478">
            <text:p>1.0032352893</text:p>
          </table:table-cell>
          <table:table-cell office:value-type="float" office:value="0.998736806937205">
            <text:p>0.9987368069</text:p>
          </table:table-cell>
          <table:table-cell office:value-type="float" office:value="0.987422918551285">
            <text:p>0.98742291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696">
            <text:p>34696</text:p>
          </table:table-cell>
          <table:table-cell office:value-type="float" office:value="48056">
            <text:p>48056</text:p>
          </table:table-cell>
          <table:table-cell office:value-type="float" office:value="373.875">
            <text:p>373.875</text:p>
          </table:table-cell>
          <table:table-cell office:value-type="float" office:value="-266.25">
            <text:p>-266.25</text:p>
          </table:table-cell>
          <table:table-cell office:value-type="float" office:value="-245.875">
            <text:p>-245.875</text:p>
          </table:table-cell>
          <table:table-cell office:value-type="float" office:value="0.0140501691093574">
            <text:p>0.0140501691</text:p>
          </table:table-cell>
          <table:table-cell office:value-type="float" office:value="-0.00767379525017293">
            <text:p>-0.0076737953</text:p>
          </table:table-cell>
          <table:table-cell office:value-type="float" office:value="-0.0051164266688863">
            <text:p>-0.0051164267</text:p>
          </table:table-cell>
          <table:table-cell office:value-type="float" office:value="1.04956251009667">
            <text:p>1.0495625101</text:p>
          </table:table-cell>
          <table:table-cell office:value-type="float" office:value="0.973257135406136">
            <text:p>0.9732571354</text:p>
          </table:table-cell>
          <table:table-cell office:value-type="float" office:value="0.98214381518974">
            <text:p>0.9821438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530">
            <text:p>24530</text:p>
          </table:table-cell>
          <table:table-cell office:value-type="float" office:value="32860">
            <text:p>32860</text:p>
          </table:table-cell>
          <table:table-cell office:value-type="float" office:value="49560">
            <text:p>49560</text:p>
          </table:table-cell>
          <table:table-cell office:value-type="float" office:value="-19.875">
            <text:p>-19.875</text:p>
          </table:table-cell>
          <table:table-cell office:value-type="float" office:value="476.125">
            <text:p>476.125</text:p>
          </table:table-cell>
          <table:table-cell office:value-type="float" office:value="-440.875">
            <text:p>-440.875</text:p>
          </table:table-cell>
          <table:table-cell office:value-type="float" office:value="-0.000810232368528333">
            <text:p>-0.0008102324</text:p>
          </table:table-cell>
          <table:table-cell office:value-type="float" office:value="0.0144895009129641">
            <text:p>0.0144895009</text:p>
          </table:table-cell>
          <table:table-cell office:value-type="float" office:value="-0.00889578288942696">
            <text:p>-0.0088957829</text:p>
          </table:table-cell>
          <table:table-cell office:value-type="float" office:value="0.997165473404073">
            <text:p>0.9971654734</text:p>
          </table:table-cell>
          <table:table-cell office:value-type="float" office:value="1.05112474664332">
            <text:p>1.0511247466</text:p>
          </table:table-cell>
          <table:table-cell office:value-type="float" office:value="0.969019864395309">
            <text:p>0.96901986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456">
            <text:p>33456</text:p>
          </table:table-cell>
          <table:table-cell office:value-type="float" office:value="51838">
            <text:p>51838</text:p>
          </table:table-cell>
          <table:table-cell office:value-type="float" office:value="349">
            <text:p>349</text:p>
          </table:table-cell>
          <table:table-cell office:value-type="float" office:value="-23.875">
            <text:p>-23.875</text:p>
          </table:table-cell>
          <table:table-cell office:value-type="float" office:value="-174.125">
            <text:p>-174.125</text:p>
          </table:table-cell>
          <table:table-cell office:value-type="float" office:value="0.0138316423589093">
            <text:p>0.0138316424</text:p>
          </table:table-cell>
          <table:table-cell office:value-type="float" office:value="-0.000713623864179818">
            <text:p>-0.0007136239</text:p>
          </table:table-cell>
          <table:table-cell office:value-type="float" office:value="-0.0033590223388248">
            <text:p>-0.0033590223</text:p>
          </table:table-cell>
          <table:table-cell office:value-type="float" office:value="1.04878572434366">
            <text:p>1.0487857243</text:p>
          </table:table-cell>
          <table:table-cell office:value-type="float" office:value="0.997503314623049">
            <text:p>0.9975033146</text:p>
          </table:table-cell>
          <table:table-cell office:value-type="float" office:value="0.988265536555016">
            <text:p>0.9882655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408">
            <text:p>34408</text:p>
          </table:table-cell>
          <table:table-cell office:value-type="float" office:value="49706">
            <text:p>49706</text:p>
          </table:table-cell>
          <table:table-cell office:value-type="float" office:value="-23.125">
            <text:p>-23.125</text:p>
          </table:table-cell>
          <table:table-cell office:value-type="float" office:value="156.625">
            <text:p>156.625</text:p>
          </table:table-cell>
          <table:table-cell office:value-type="float" office:value="-185.25">
            <text:p>-185.25</text:p>
          </table:table-cell>
          <table:table-cell office:value-type="float" office:value="-0.000895554178607389">
            <text:p>-0.0008955542</text:p>
          </table:table-cell>
          <table:table-cell office:value-type="float" office:value="0.00455199372239014">
            <text:p>0.0045519937</text:p>
          </table:table-cell>
          <table:table-cell office:value-type="float" office:value="-0.00372691425582425">
            <text:p>-0.0037269143</text:p>
          </table:table-cell>
          <table:table-cell office:value-type="float" office:value="0.996867132328756">
            <text:p>0.9968671323</text:p>
          </table:table-cell>
          <table:table-cell office:value-type="float" office:value="1.01597259049619">
            <text:p>1.0159725905</text:p>
          </table:table-cell>
          <table:table-cell office:value-type="float" office:value="0.986983024288761">
            <text:p>0.9869830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25938">
            <text:p>25938</text:p>
          </table:table-cell>
          <table:table-cell office:value-type="float" office:value="34114">
            <text:p>34114</text:p>
          </table:table-cell>
          <table:table-cell office:value-type="float" office:value="51090">
            <text:p>51090</text:p>
          </table:table-cell>
          <table:table-cell office:value-type="float" office:value="86.125">
            <text:p>86.125</text:p>
          </table:table-cell>
          <table:table-cell office:value-type="float" office:value="64">
            <text:p>64</text:p>
          </table:table-cell>
          <table:table-cell office:value-type="float" office:value="686">
            <text:p>686</text:p>
          </table:table-cell>
          <table:table-cell office:value-type="float" office:value="0.00332041791965456">
            <text:p>0.0033204179</text:p>
          </table:table-cell>
          <table:table-cell office:value-type="float" office:value="0.00187606261358973">
            <text:p>0.0018760626</text:p>
          </table:table-cell>
          <table:table-cell office:value-type="float" office:value="0.0134272851830104">
            <text:p>0.0134272852</text:p>
          </table:table-cell>
          <table:table-cell office:value-type="float" office:value="1.01164307206211">
            <text:p>1.0116430721</text:p>
          </table:table-cell>
          <table:table-cell office:value-type="float" office:value="1.00657311758499">
            <text:p>1.0065731176</text:p>
          </table:table-cell>
          <table:table-cell office:value-type="float" office:value="1.04734887043581">
            <text:p>1.04734887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23880">
            <text:p>23880</text:p>
          </table:table-cell>
          <table:table-cell office:value-type="float" office:value="34973">
            <text:p>34973</text:p>
          </table:table-cell>
          <table:table-cell office:value-type="float" office:value="51853">
            <text:p>51853</text:p>
          </table:table-cell>
          <table:table-cell office:value-type="float" office:value="29.875">
            <text:p>29.875</text:p>
          </table:table-cell>
          <table:table-cell office:value-type="float" office:value="-327.75">
            <text:p>-327.75</text:p>
          </table:table-cell>
          <table:table-cell office:value-type="float" office:value="248.375">
            <text:p>248.375</text:p>
          </table:table-cell>
          <table:table-cell office:value-type="float" office:value="0.00125104690117253">
            <text:p>0.0012510469</text:p>
          </table:table-cell>
          <table:table-cell office:value-type="float" office:value="-0.00937151516884454">
            <text:p>-0.0093715152</text:p>
          </table:table-cell>
          <table:table-cell office:value-type="float" office:value="0.00478998322180009">
            <text:p>0.0047899832</text:p>
          </table:table-cell>
          <table:table-cell office:value-type="float" office:value="1.00438173178607">
            <text:p>1.0043817318</text:p>
          </table:table-cell>
          <table:table-cell office:value-type="float" office:value="0.967371834490302">
            <text:p>0.9673718345</text:p>
          </table:table-cell>
          <table:table-cell office:value-type="float" office:value="1.01680991139726">
            <text:p>1.01680991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452">
            <text:p>36452</text:p>
          </table:table-cell>
          <table:table-cell office:value-type="float" office:value="53798">
            <text:p>53798</text:p>
          </table:table-cell>
          <table:table-cell office:value-type="float" office:value="-25.375">
            <text:p>-25.375</text:p>
          </table:table-cell>
          <table:table-cell office:value-type="float" office:value="-119.5">
            <text:p>-119.5</text:p>
          </table:table-cell>
          <table:table-cell office:value-type="float" office:value="-722.625">
            <text:p>-722.625</text:p>
          </table:table-cell>
          <table:table-cell office:value-type="float" office:value="-0.00102608168216741">
            <text:p>-0.0010260817</text:p>
          </table:table-cell>
          <table:table-cell office:value-type="float" office:value="-0.00327828377043784">
            <text:p>-0.0032782838</text:p>
          </table:table-cell>
          <table:table-cell office:value-type="float" office:value="-0.0134321907877616">
            <text:p>-0.0134321908</text:p>
          </table:table-cell>
          <table:table-cell office:value-type="float" office:value="0.996410777685906">
            <text:p>0.9964107777</text:p>
          </table:table-cell>
          <table:table-cell office:value-type="float" office:value="0.988547071206647">
            <text:p>0.9885470712</text:p>
          </table:table-cell>
          <table:table-cell office:value-type="float" office:value="0.953340962791578">
            <text:p>0.9533409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900">
            <text:p>34900</text:p>
          </table:table-cell>
          <table:table-cell office:value-type="float" office:value="53304">
            <text:p>53304</text:p>
          </table:table-cell>
          <table:table-cell office:value-type="float" office:value="39.75">
            <text:p>39.75</text:p>
          </table:table-cell>
          <table:table-cell office:value-type="float" office:value="-152">
            <text:p>-152</text:p>
          </table:table-cell>
          <table:table-cell office:value-type="float" office:value="-1245.75">
            <text:p>-1245.75</text:p>
          </table:table-cell>
          <table:table-cell office:value-type="float" office:value="0.00157133256907934">
            <text:p>0.0015713326</text:p>
          </table:table-cell>
          <table:table-cell office:value-type="float" office:value="-0.00435530085959885">
            <text:p>-0.0043553009</text:p>
          </table:table-cell>
          <table:table-cell office:value-type="float" office:value="-0.0233706663665016">
            <text:p>-0.0233706664</text:p>
          </table:table-cell>
          <table:table-cell office:value-type="float" office:value="1.00550450340042">
            <text:p>1.0055045034</text:p>
          </table:table-cell>
          <table:table-cell office:value-type="float" office:value="0.984793625536736">
            <text:p>0.9847936255</text:p>
          </table:table-cell>
          <table:table-cell office:value-type="float" office:value="0.919273196288217">
            <text:p>0.9192731963</text:p>
          </table:table-cell>
          <table:table-cell table:number-columns-repeated="2" office:value-type="float" office:value="0">
            <text:p>0</text:p>
          </table:table-cell>
          <table:table-cell office:value-type="float" office:value="-29.3109144086286">
            <text:p>-29.310914408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5542">
            <text:p>35542</text:p>
          </table:table-cell>
          <table:table-cell office:value-type="float" office:value="53378">
            <text:p>53378</text:p>
          </table:table-cell>
          <table:table-cell office:value-type="float" office:value="-25.125">
            <text:p>-25.125</text:p>
          </table:table-cell>
          <table:table-cell office:value-type="float" office:value="437.75">
            <text:p>437.75</text:p>
          </table:table-cell>
          <table:table-cell office:value-type="float" office:value="-1868.625">
            <text:p>-1868.625</text:p>
          </table:table-cell>
          <table:table-cell office:value-type="float" office:value="-0.00101269649334946">
            <text:p>-0.0010126965</text:p>
          </table:table-cell>
          <table:table-cell office:value-type="float" office:value="0.0123164143829835">
            <text:p>0.0123164144</text:p>
          </table:table-cell>
          <table:table-cell office:value-type="float" office:value="-0.0350074000524561">
            <text:p>-0.0350074001</text:p>
          </table:table-cell>
          <table:table-cell office:value-type="float" office:value="0.996457572359485">
            <text:p>0.9964575724</text:p>
          </table:table-cell>
          <table:table-cell office:value-type="float" office:value="1.04340477070442">
            <text:p>1.0434047707</text:p>
          </table:table-cell>
          <table:table-cell office:value-type="float" office:value="0.879876115210932">
            <text:p>0.8798761152</text:p>
          </table:table-cell>
          <table:table-cell table:number-columns-repeated="2" office:value-type="float" office:value="0">
            <text:p>0</text:p>
          </table:table-cell>
          <table:table-cell office:value-type="float" office:value="-19.4513869433381">
            <text:p>-19.451386943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3225">
            <text:p>23225</text:p>
          </table:table-cell>
          <table:table-cell office:value-type="float" office:value="33469">
            <text:p>33469</text:p>
          </table:table-cell>
          <table:table-cell office:value-type="float" office:value="50929">
            <text:p>50929</text:p>
          </table:table-cell>
          <table:table-cell office:value-type="float" office:value="-31.125">
            <text:p>-31.125</text:p>
          </table:table-cell>
          <table:table-cell office:value-type="float" office:value="-1014.5">
            <text:p>-1014.5</text:p>
          </table:table-cell>
          <table:table-cell office:value-type="float" office:value="234.75">
            <text:p>234.75</text:p>
          </table:table-cell>
          <table:table-cell office:value-type="float" office:value="-0.00134015069967707">
            <text:p>-0.0013401507</text:p>
          </table:table-cell>
          <table:table-cell office:value-type="float" office:value="-0.0303116316591473">
            <text:p>-0.0303116317</text:p>
          </table:table-cell>
          <table:table-cell office:value-type="float" office:value="0.00460935812601857">
            <text:p>0.0046093581</text:p>
          </table:table-cell>
          <table:table-cell office:value-type="float" office:value="0.99531299271877">
            <text:p>0.9953129927</text:p>
          </table:table-cell>
          <table:table-cell office:value-type="float" office:value="0.895710127420111">
            <text:p>0.8957101274</text:p>
          </table:table-cell>
          <table:table-cell office:value-type="float" office:value="1.01617439595844">
            <text:p>1.016174396</text:p>
          </table:table-cell>
          <table:table-cell office:value-type="float" office:value="0">
            <text:p>0</text:p>
          </table:table-cell>
          <table:table-cell office:value-type="float" office:value="-22.5190146613286">
            <text:p>-22.5190146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22498">
            <text:p>22498</text:p>
          </table:table-cell>
          <table:table-cell office:value-type="float" office:value="31642">
            <text:p>31642</text:p>
          </table:table-cell>
          <table:table-cell office:value-type="float" office:value="52243">
            <text:p>52243</text:p>
          </table:table-cell>
          <table:table-cell office:value-type="float" office:value="-1360">
            <text:p>-1360</text:p>
          </table:table-cell>
          <table:table-cell office:value-type="float" office:value="11.125">
            <text:p>11.125</text:p>
          </table:table-cell>
          <table:table-cell office:value-type="float" office:value="-756.375">
            <text:p>-756.375</text:p>
          </table:table-cell>
          <table:table-cell office:value-type="float" office:value="-0.0604498177615788">
            <text:p>-0.0604498178</text:p>
          </table:table-cell>
          <table:table-cell office:value-type="float" office:value="0.000351589659313571">
            <text:p>0.0003515897</text:p>
          </table:table-cell>
          <table:table-cell office:value-type="float" office:value="-0.014478016193557">
            <text:p>-0.0144780162</text:p>
          </table:table-cell>
          <table:table-cell office:value-type="float" office:value="0.795587831550594">
            <text:p>0.7955878316</text:p>
          </table:table-cell>
          <table:table-cell office:value-type="float" office:value="1.00123080609356">
            <text:p>1.0012308061</text:p>
          </table:table-cell>
          <table:table-cell office:value-type="float" office:value="0.949737784710236">
            <text:p>0.9497377847</text:p>
          </table:table-cell>
          <table:table-cell office:value-type="float" office:value="-11.1163140998779">
            <text:p>-11.11631409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7600">
            <text:p>17600</text:p>
          </table:table-cell>
          <table:table-cell office:value-type="float" office:value="31746">
            <text:p>31746</text:p>
          </table:table-cell>
          <table:table-cell office:value-type="float" office:value="50954">
            <text:p>50954</text:p>
          </table:table-cell>
          <table:table-cell office:value-type="float" office:value="-1315.375">
            <text:p>-1315.375</text:p>
          </table:table-cell>
          <table:table-cell office:value-type="float" office:value="77.25">
            <text:p>77.25</text:p>
          </table:table-cell>
          <table:table-cell office:value-type="float" office:value="-1295.375">
            <text:p>-1295.375</text:p>
          </table:table-cell>
          <table:table-cell office:value-type="float" office:value="-0.0747372159090909">
            <text:p>-0.0747372159</text:p>
          </table:table-cell>
          <table:table-cell office:value-type="float" office:value="0.00243337743337743">
            <text:p>0.0024333774</text:p>
          </table:table-cell>
          <table:table-cell office:value-type="float" office:value="-0.0254224398477058">
            <text:p>-0.0254224398</text:p>
          </table:table-cell>
          <table:table-cell office:value-type="float" office:value="0.749367621144192">
            <text:p>0.7493676211</text:p>
          </table:table-cell>
          <table:table-cell office:value-type="float" office:value="1.00852842681526">
            <text:p>1.0085284268</text:p>
          </table:table-cell>
          <table:table-cell office:value-type="float" office:value="0.912288209410738">
            <text:p>0.9122882094</text:p>
          </table:table-cell>
          <table:table-cell office:value-type="float" office:value="-8.9233981745315">
            <text:p>-8.9233981745</text:p>
          </table:table-cell>
          <table:table-cell office:value-type="float" office:value="0">
            <text:p>0</text:p>
          </table:table-cell>
          <table:table-cell office:value-type="float" office:value="-26.9171104078224">
            <text:p>-26.917110407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5640">
            <text:p>15640</text:p>
          </table:table-cell>
          <table:table-cell office:value-type="float" office:value="32450">
            <text:p>32450</text:p>
          </table:table-cell>
          <table:table-cell office:value-type="float" office:value="51768">
            <text:p>51768</text:p>
          </table:table-cell>
          <table:table-cell office:value-type="float" office:value="-1397.75">
            <text:p>-1397.75</text:p>
          </table:table-cell>
          <table:table-cell office:value-type="float" office:value="337.5">
            <text:p>337.5</text:p>
          </table:table-cell>
          <table:table-cell office:value-type="float" office:value="-1724.5">
            <text:p>-1724.5</text:p>
          </table:table-cell>
          <table:table-cell office:value-type="float" office:value="-0.0893702046035806">
            <text:p>-0.0893702046</text:p>
          </table:table-cell>
          <table:table-cell office:value-type="float" office:value="0.0104006163328197">
            <text:p>0.0104006163</text:p>
          </table:table-cell>
          <table:table-cell office:value-type="float" office:value="-0.03331208468552">
            <text:p>-0.0333120847</text:p>
          </table:table-cell>
          <table:table-cell office:value-type="float" office:value="0.702858869490404">
            <text:p>0.7028588695</text:p>
          </table:table-cell>
          <table:table-cell office:value-type="float" office:value="1.03661417589227">
            <text:p>1.0366141759</text:p>
          </table:table-cell>
          <table:table-cell office:value-type="float" office:value="0.885582705773427">
            <text:p>0.8855827058</text:p>
          </table:table-cell>
          <table:table-cell office:value-type="float" office:value="-7.40392863443282">
            <text:p>-7.4039286344</text:p>
          </table:table-cell>
          <table:table-cell office:value-type="float" office:value="0">
            <text:p>0</text:p>
          </table:table-cell>
          <table:table-cell office:value-type="float" office:value="-20.4591489548057">
            <text:p>-20.459148954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8180">
            <text:p>18180</text:p>
          </table:table-cell>
          <table:table-cell office:value-type="float" office:value="31656">
            <text:p>31656</text:p>
          </table:table-cell>
          <table:table-cell office:value-type="float" office:value="49252">
            <text:p>49252</text:p>
          </table:table-cell>
          <table:table-cell office:value-type="float" office:value="-1026.125">
            <text:p>-1026.125</text:p>
          </table:table-cell>
          <table:table-cell office:value-type="float" office:value="-1501.625">
            <text:p>-1501.625</text:p>
          </table:table-cell>
          <table:table-cell office:value-type="float" office:value="164">
            <text:p>164</text:p>
          </table:table-cell>
          <table:table-cell office:value-type="float" office:value="-0.0564425192519252">
            <text:p>-0.0564425193</text:p>
          </table:table-cell>
          <table:table-cell office:value-type="float" office:value="-0.0474357151882739">
            <text:p>-0.0474357152</text:p>
          </table:table-cell>
          <table:table-cell office:value-type="float" office:value="0.00332981401770486">
            <text:p>0.003329814</text:p>
          </table:table-cell>
          <table:table-cell office:value-type="float" office:value="0.80869526825809">
            <text:p>0.8086952683</text:p>
          </table:table-cell>
          <table:table-cell office:value-type="float" office:value="0.83838528510887">
            <text:p>0.8383852851</text:p>
          </table:table-cell>
          <table:table-cell office:value-type="float" office:value="1.0116760808783">
            <text:p>1.0116760809</text:p>
          </table:table-cell>
          <table:table-cell office:value-type="float" office:value="-11.9306561745725">
            <text:p>-11.9306561746</text:p>
          </table:table-cell>
          <table:table-cell office:value-type="float" office:value="-14.2629674627359">
            <text:p>-14.2629674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9614">
            <text:p>19614</text:p>
          </table:table-cell>
          <table:table-cell office:value-type="float" office:value="29942">
            <text:p>29942</text:p>
          </table:table-cell>
          <table:table-cell office:value-type="float" office:value="50113">
            <text:p>50113</text:p>
          </table:table-cell>
          <table:table-cell office:value-type="float" office:value="-847">
            <text:p>-847</text:p>
          </table:table-cell>
          <table:table-cell office:value-type="float" office:value="-223.375">
            <text:p>-223.375</text:p>
          </table:table-cell>
          <table:table-cell office:value-type="float" office:value="-577.875">
            <text:p>-577.875</text:p>
          </table:table-cell>
          <table:table-cell office:value-type="float" office:value="-0.0431834403997145">
            <text:p>-0.0431834404</text:p>
          </table:table-cell>
          <table:table-cell office:value-type="float" office:value="-0.00746025649589206">
            <text:p>-0.0074602565</text:p>
          </table:table-cell>
          <table:table-cell office:value-type="float" office:value="-0.0115314389479776">
            <text:p>-0.0115314389</text:p>
          </table:table-cell>
          <table:table-cell office:value-type="float" office:value="0.85251298526952">
            <text:p>0.8525129853</text:p>
          </table:table-cell>
          <table:table-cell office:value-type="float" office:value="0.973998186901267">
            <text:p>0.9739981869</text:p>
          </table:table-cell>
          <table:table-cell office:value-type="float" office:value="0.959900592887132">
            <text:p>0.9599005929</text:p>
          </table:table-cell>
          <table:table-cell office:value-type="float" office:value="-15.7021031045543">
            <text:p>-15.70210310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600">
            <text:p>17600</text:p>
          </table:table-cell>
          <table:table-cell office:value-type="float" office:value="29040">
            <text:p>29040</text:p>
          </table:table-cell>
          <table:table-cell office:value-type="float" office:value="49650">
            <text:p>49650</text:p>
          </table:table-cell>
          <table:table-cell office:value-type="float" office:value="-1315.375">
            <text:p>-1315.375</text:p>
          </table:table-cell>
          <table:table-cell office:value-type="float" office:value="-2169.25">
            <text:p>-2169.25</text:p>
          </table:table-cell>
          <table:table-cell office:value-type="float" office:value="-1707.625">
            <text:p>-1707.625</text:p>
          </table:table-cell>
          <table:table-cell office:value-type="float" office:value="-0.0747372159090909">
            <text:p>-0.0747372159</text:p>
          </table:table-cell>
          <table:table-cell office:value-type="float" office:value="-0.0746986914600551">
            <text:p>-0.0746986915</text:p>
          </table:table-cell>
          <table:table-cell office:value-type="float" office:value="-0.0343932527693857">
            <text:p>-0.0343932528</text:p>
          </table:table-cell>
          <table:table-cell office:value-type="float" office:value="0.749367621144192">
            <text:p>0.7493676211</text:p>
          </table:table-cell>
          <table:table-cell office:value-type="float" office:value="0.749491173121262">
            <text:p>0.7494911731</text:p>
          </table:table-cell>
          <table:table-cell office:value-type="float" office:value="0.881942091145825">
            <text:p>0.8819420911</text:p>
          </table:table-cell>
          <table:table-cell office:value-type="float" office:value="-8.9233981745315">
            <text:p>-8.9233981745</text:p>
          </table:table-cell>
          <table:table-cell office:value-type="float" office:value="-8.92818370658934">
            <text:p>-8.9281837066</text:p>
          </table:table-cell>
          <table:table-cell office:value-type="float" office:value="-19.8049851249874">
            <text:p>-19.80498512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15640">
            <text:p>15640</text:p>
          </table:table-cell>
          <table:table-cell office:value-type="float" office:value="28396">
            <text:p>28396</text:p>
          </table:table-cell>
          <table:table-cell office:value-type="float" office:value="50128">
            <text:p>50128</text:p>
          </table:table-cell>
          <table:table-cell office:value-type="float" office:value="-1397.75">
            <text:p>-1397.75</text:p>
          </table:table-cell>
          <table:table-cell office:value-type="float" office:value="-2780.75">
            <text:p>-2780.75</text:p>
          </table:table-cell>
          <table:table-cell office:value-type="float" office:value="-1521.75">
            <text:p>-1521.75</text:p>
          </table:table-cell>
          <table:table-cell office:value-type="float" office:value="-0.0893702046035806">
            <text:p>-0.0893702046</text:p>
          </table:table-cell>
          <table:table-cell office:value-type="float" office:value="-0.0979275250035216">
            <text:p>-0.097927525</text:p>
          </table:table-cell>
          <table:table-cell office:value-type="float" office:value="-0.0303572853495053">
            <text:p>-0.0303572853</text:p>
          </table:table-cell>
          <table:table-cell office:value-type="float" office:value="0.702858869490404">
            <text:p>0.7028588695</text:p>
          </table:table-cell>
          <table:table-cell office:value-type="float" office:value="0.676049670788172">
            <text:p>0.6760496708</text:p>
          </table:table-cell>
          <table:table-cell office:value-type="float" office:value="0.895555768233362">
            <text:p>0.8955557682</text:p>
          </table:table-cell>
          <table:table-cell office:value-type="float" office:value="-7.40392863443282">
            <text:p>-7.4039286344</text:p>
          </table:table-cell>
          <table:table-cell office:value-type="float" office:value="-6.72563946594045">
            <text:p>-6.7256394659</text:p>
          </table:table-cell>
          <table:table-cell office:value-type="float" office:value="-22.4846221852836">
            <text:p>-22.484622185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6321">
            <text:p>16321</text:p>
          </table:table-cell>
          <table:table-cell office:value-type="float" office:value="26629">
            <text:p>26629</text:p>
          </table:table-cell>
          <table:table-cell office:value-type="float" office:value="43158">
            <text:p>43158</text:p>
          </table:table-cell>
          <table:table-cell office:value-type="float" office:value="-945.375">
            <text:p>-945.375</text:p>
          </table:table-cell>
          <table:table-cell office:value-type="float" office:value="-1630.875">
            <text:p>-1630.875</text:p>
          </table:table-cell>
          <table:table-cell office:value-type="float" office:value="-1532.75">
            <text:p>-1532.75</text:p>
          </table:table-cell>
          <table:table-cell office:value-type="float" office:value="-0.0579238404509528">
            <text:p>-0.0579238405</text:p>
          </table:table-cell>
          <table:table-cell office:value-type="float" office:value="-0.0612443201021443">
            <text:p>-0.0612443201</text:p>
          </table:table-cell>
          <table:table-cell office:value-type="float" office:value="-0.035514852402799">
            <text:p>-0.0355148524</text:p>
          </table:table-cell>
          <table:table-cell office:value-type="float" office:value="0.803842694155137">
            <text:p>0.8038426942</text:p>
          </table:table-cell>
          <table:table-cell office:value-type="float" office:value="0.792996578462252">
            <text:p>0.7929965785</text:p>
          </table:table-cell>
          <table:table-cell office:value-type="float" office:value="0.878170173882941">
            <text:p>0.8781701739</text:p>
          </table:table-cell>
          <table:table-cell office:value-type="float" office:value="-11.6165066407555">
            <text:p>-11.6165066408</text:p>
          </table:table-cell>
          <table:table-cell office:value-type="float" office:value="-10.967514266414">
            <text:p>-10.9675142664</text:p>
          </table:table-cell>
          <table:table-cell office:value-type="float" office:value="-19.1684448953502">
            <text:p>-19.168444895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3300">
            <text:p>13300</text:p>
          </table:table-cell>
          <table:table-cell office:value-type="float" office:value="25218">
            <text:p>25218</text:p>
          </table:table-cell>
          <table:table-cell office:value-type="float" office:value="41100">
            <text:p>41100</text:p>
          </table:table-cell>
          <table:table-cell office:value-type="float" office:value="-407.5">
            <text:p>-407.5</text:p>
          </table:table-cell>
          <table:table-cell office:value-type="float" office:value="-1031.75">
            <text:p>-1031.75</text:p>
          </table:table-cell>
          <table:table-cell office:value-type="float" office:value="-557.5">
            <text:p>-557.5</text:p>
          </table:table-cell>
          <table:table-cell office:value-type="float" office:value="-0.0306390977443609">
            <text:p>-0.0306390977</text:p>
          </table:table-cell>
          <table:table-cell office:value-type="float" office:value="-0.0409132365770481">
            <text:p>-0.0409132366</text:p>
          </table:table-cell>
          <table:table-cell office:value-type="float" office:value="-0.0135644768856448">
            <text:p>-0.0135644769</text:p>
          </table:table-cell>
          <table:table-cell office:value-type="float" office:value="0.89460311634349">
            <text:p>0.8946031163</text:p>
          </table:table-cell>
          <table:table-cell office:value-type="float" office:value="0.860084502117662">
            <text:p>0.8600845021</text:p>
          </table:table-cell>
          <table:table-cell office:value-type="float" office:value="0.952884961165279">
            <text:p>0.9528849612</text:p>
          </table:table-cell>
          <table:table-cell office:value-type="float" office:value="-22.2745921696488">
            <text:p>-22.2745921696</text:p>
          </table:table-cell>
          <table:table-cell office:value-type="float" office:value="-16.5928944156972">
            <text:p>-16.5928944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3186">
            <text:p>13186</text:p>
          </table:table-cell>
          <table:table-cell office:value-type="float" office:value="22958">
            <text:p>22958</text:p>
          </table:table-cell>
          <table:table-cell office:value-type="float" office:value="40520">
            <text:p>40520</text:p>
          </table:table-cell>
          <table:table-cell office:value-type="float" office:value="35.625">
            <text:p>35.625</text:p>
          </table:table-cell>
          <table:table-cell office:value-type="float" office:value="-1183.875">
            <text:p>-1183.875</text:p>
          </table:table-cell>
          <table:table-cell office:value-type="float" office:value="-352.5">
            <text:p>-352.5</text:p>
          </table:table-cell>
          <table:table-cell office:value-type="float" office:value="0.00270172910662824">
            <text:p>0.0027017291</text:p>
          </table:table-cell>
          <table:table-cell office:value-type="float" office:value="-0.051566991898249">
            <text:p>-0.0515669919</text:p>
          </table:table-cell>
          <table:table-cell office:value-type="float" office:value="-0.00869940769990128">
            <text:p>-0.0086994077</text:p>
          </table:table-cell>
          <table:table-cell office:value-type="float" office:value="1.00947035857992">
            <text:p>1.0094703586</text:p>
          </table:table-cell>
          <table:table-cell office:value-type="float" office:value="0.824727471476859">
            <text:p>0.8247274715</text:p>
          </table:table-cell>
          <table:table-cell office:value-type="float" office:value="0.969700405251231">
            <text:p>0.9697004053</text:p>
          </table:table-cell>
          <table:table-cell office:value-type="float" office:value="0">
            <text:p>0</text:p>
          </table:table-cell>
          <table:table-cell office:value-type="float" office:value="-13.0920518107189">
            <text:p>-13.09205181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4972">
            <text:p>14972</text:p>
          </table:table-cell>
          <table:table-cell office:value-type="float" office:value="24076">
            <text:p>24076</text:p>
          </table:table-cell>
          <table:table-cell office:value-type="float" office:value="41244">
            <text:p>41244</text:p>
          </table:table-cell>
          <table:table-cell office:value-type="float" office:value="-111.625">
            <text:p>-111.625</text:p>
          </table:table-cell>
          <table:table-cell office:value-type="float" office:value="-1322.875">
            <text:p>-1322.875</text:p>
          </table:table-cell>
          <table:table-cell office:value-type="float" office:value="-55.125">
            <text:p>-55.125</text:p>
          </table:table-cell>
          <table:table-cell office:value-type="float" office:value="-0.00745558375634518">
            <text:p>-0.0074555838</text:p>
          </table:table-cell>
          <table:table-cell office:value-type="float" office:value="-0.0549457966439608">
            <text:p>-0.0549457966</text:p>
          </table:table-cell>
          <table:table-cell office:value-type="float" office:value="-0.00133655804480652">
            <text:p>-0.001336558</text:p>
          </table:table-cell>
          <table:table-cell office:value-type="float" office:value="0.974014404881922">
            <text:p>0.9740144049</text:p>
          </table:table-cell>
          <table:table-cell office:value-type="float" office:value="0.813607031261063">
            <text:p>0.8136070313</text:p>
          </table:table-cell>
          <table:table-cell office:value-type="float" office:value="0.995325548162495">
            <text:p>0.9953255482</text:p>
          </table:table-cell>
          <table:table-cell office:value-type="float" office:value="0">
            <text:p>0</text:p>
          </table:table-cell>
          <table:table-cell office:value-type="float" office:value="-12.2652706607123">
            <text:p>-12.2652706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16321">
            <text:p>16321</text:p>
          </table:table-cell>
          <table:table-cell office:value-type="float" office:value="25259">
            <text:p>25259</text:p>
          </table:table-cell>
          <table:table-cell office:value-type="float" office:value="43155">
            <text:p>43155</text:p>
          </table:table-cell>
          <table:table-cell office:value-type="float" office:value="-945.375">
            <text:p>-945.375</text:p>
          </table:table-cell>
          <table:table-cell office:value-type="float" office:value="-29.25">
            <text:p>-29.25</text:p>
          </table:table-cell>
          <table:table-cell office:value-type="float" office:value="-585.375">
            <text:p>-585.375</text:p>
          </table:table-cell>
          <table:table-cell office:value-type="float" office:value="-0.0579238404509528">
            <text:p>-0.0579238405</text:p>
          </table:table-cell>
          <table:table-cell office:value-type="float" office:value="-0.00115800308800823">
            <text:p>-0.0011580031</text:p>
          </table:table-cell>
          <table:table-cell office:value-type="float" office:value="-0.0135644768856448">
            <text:p>-0.0135644769</text:p>
          </table:table-cell>
          <table:table-cell office:value-type="float" office:value="0.803842694155137">
            <text:p>0.8038426942</text:p>
          </table:table-cell>
          <table:table-cell office:value-type="float" office:value="0.995949617495429">
            <text:p>0.9959496175</text:p>
          </table:table-cell>
          <table:table-cell office:value-type="float" office:value="0.952884961165279">
            <text:p>0.9528849612</text:p>
          </table:table-cell>
          <table:table-cell office:value-type="float" office:value="-11.6165066407555">
            <text:p>-11.61650664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3300">
            <text:p>13300</text:p>
          </table:table-cell>
          <table:table-cell office:value-type="float" office:value="24504">
            <text:p>24504</text:p>
          </table:table-cell>
          <table:table-cell office:value-type="float" office:value="42546">
            <text:p>42546</text:p>
          </table:table-cell>
          <table:table-cell office:value-type="float" office:value="-407.5">
            <text:p>-407.5</text:p>
          </table:table-cell>
          <table:table-cell office:value-type="float" office:value="-261">
            <text:p>-261</text:p>
          </table:table-cell>
          <table:table-cell office:value-type="float" office:value="-370.125">
            <text:p>-370.125</text:p>
          </table:table-cell>
          <table:table-cell office:value-type="float" office:value="-0.0306390977443609">
            <text:p>-0.0306390977</text:p>
          </table:table-cell>
          <table:table-cell office:value-type="float" office:value="-0.0106513222331048">
            <text:p>-0.0106513222</text:p>
          </table:table-cell>
          <table:table-cell office:value-type="float" office:value="-0.00869940769990128">
            <text:p>-0.0086994077</text:p>
          </table:table-cell>
          <table:table-cell office:value-type="float" office:value="0.89460311634349">
            <text:p>0.8946031163</text:p>
          </table:table-cell>
          <table:table-cell office:value-type="float" office:value="0.962942735488148">
            <text:p>0.9629427355</text:p>
          </table:table-cell>
          <table:table-cell office:value-type="float" office:value="0.969700405251231">
            <text:p>0.9697004053</text:p>
          </table:table-cell>
          <table:table-cell office:value-type="float" office:value="-22.2745921696488">
            <text:p>-22.27459216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3186">
            <text:p>13186</text:p>
          </table:table-cell>
          <table:table-cell office:value-type="float" office:value="24012">
            <text:p>24012</text:p>
          </table:table-cell>
          <table:table-cell office:value-type="float" office:value="41958">
            <text:p>41958</text:p>
          </table:table-cell>
          <table:table-cell office:value-type="float" office:value="35.625">
            <text:p>35.625</text:p>
          </table:table-cell>
          <table:table-cell office:value-type="float" office:value="-244.5">
            <text:p>-244.5</text:p>
          </table:table-cell>
          <table:table-cell office:value-type="float" office:value="76.125">
            <text:p>76.125</text:p>
          </table:table-cell>
          <table:table-cell office:value-type="float" office:value="0.00270172910662824">
            <text:p>0.0027017291</text:p>
          </table:table-cell>
          <table:table-cell office:value-type="float" office:value="-0.0101824087956022">
            <text:p>-0.0101824088</text:p>
          </table:table-cell>
          <table:table-cell office:value-type="float" office:value="0.00181431431431431">
            <text:p>0.0018143143</text:p>
          </table:table-cell>
          <table:table-cell office:value-type="float" office:value="1.00947035857992">
            <text:p>1.0094703586</text:p>
          </table:table-cell>
          <table:table-cell office:value-type="float" office:value="0.964564784855199">
            <text:p>0.9645647849</text:p>
          </table:table-cell>
          <table:table-cell office:value-type="float" office:value="1.00635655190351">
            <text:p>1.006356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4972">
            <text:p>14972</text:p>
          </table:table-cell>
          <table:table-cell office:value-type="float" office:value="24076">
            <text:p>24076</text:p>
          </table:table-cell>
          <table:table-cell office:value-type="float" office:value="40803">
            <text:p>40803</text:p>
          </table:table-cell>
          <table:table-cell office:value-type="float" office:value="-111.625">
            <text:p>-111.625</text:p>
          </table:table-cell>
          <table:table-cell office:value-type="float" office:value="-167.375">
            <text:p>-167.375</text:p>
          </table:table-cell>
          <table:table-cell office:value-type="float" office:value="-47.25">
            <text:p>-47.25</text:p>
          </table:table-cell>
          <table:table-cell office:value-type="float" office:value="-0.00745558375634518">
            <text:p>-0.0074555838</text:p>
          </table:table-cell>
          <table:table-cell office:value-type="float" office:value="-0.00695194384449244">
            <text:p>-0.0069519438</text:p>
          </table:table-cell>
          <table:table-cell office:value-type="float" office:value="-0.00115800308800823">
            <text:p>-0.0011580031</text:p>
          </table:table-cell>
          <table:table-cell office:value-type="float" office:value="0.974014404881922">
            <text:p>0.9740144049</text:p>
          </table:table-cell>
          <table:table-cell office:value-type="float" office:value="0.975762922409782">
            <text:p>0.9757629224</text:p>
          </table:table-cell>
          <table:table-cell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3927">
            <text:p>13927</text:p>
          </table:table-cell>
          <table:table-cell office:value-type="float" office:value="22723">
            <text:p>22723</text:p>
          </table:table-cell>
          <table:table-cell office:value-type="float" office:value="38920">
            <text:p>38920</text:p>
          </table:table-cell>
          <table:table-cell office:value-type="float" office:value="-292.125">
            <text:p>-292.125</text:p>
          </table:table-cell>
          <table:table-cell office:value-type="float" office:value="-476.625">
            <text:p>-476.625</text:p>
          </table:table-cell>
          <table:table-cell office:value-type="float" office:value="-487.5">
            <text:p>-487.5</text:p>
          </table:table-cell>
          <table:table-cell table:number-columns-repeated="2" office:value-type="float" office:value="-0.0209754433833561">
            <text:p>-0.0209754434</text:p>
          </table:table-cell>
          <table:table-cell office:value-type="float" office:value="-0.0125256937307297">
            <text:p>-0.0125256937</text:p>
          </table:table-cell>
          <table:table-cell table:number-columns-repeated="2" office:value-type="float" office:value="0.927448287839505">
            <text:p>0.9274482878</text:p>
          </table:table-cell>
          <table:table-cell office:value-type="float" office:value="0.956467582229181">
            <text:p>0.9564675822</text:p>
          </table:table-cell>
          <table:table-cell table:number-columns-repeated="2" office:value-type="float" office:value="-32.6978528920528">
            <text:p>-32.6978528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1457">
            <text:p>11457</text:p>
          </table:table-cell>
          <table:table-cell office:value-type="float" office:value="22931">
            <text:p>22931</text:p>
          </table:table-cell>
          <table:table-cell office:value-type="float" office:value="40840">
            <text:p>40840</text:p>
          </table:table-cell>
          <table:table-cell office:value-type="float" office:value="-408.5">
            <text:p>-408.5</text:p>
          </table:table-cell>
          <table:table-cell office:value-type="float" office:value="-278.875">
            <text:p>-278.875</text:p>
          </table:table-cell>
          <table:table-cell office:value-type="float" office:value="-435">
            <text:p>-435</text:p>
          </table:table-cell>
          <table:table-cell office:value-type="float" office:value="-0.0356550580431177">
            <text:p>-0.035655058</text:p>
          </table:table-cell>
          <table:table-cell office:value-type="float" office:value="-0.0121614844533601">
            <text:p>-0.0121614845</text:p>
          </table:table-cell>
          <table:table-cell office:value-type="float" office:value="-0.0106513222331048">
            <text:p>-0.0106513222</text:p>
          </table:table-cell>
          <table:table-cell office:value-type="float" office:value="0.877699011850642">
            <text:p>0.8776990119</text:p>
          </table:table-cell>
          <table:table-cell office:value-type="float" office:value="0.957724691753294">
            <text:p>0.9577246918</text:p>
          </table:table-cell>
          <table:table-cell office:value-type="float" office:value="0.962942735488148">
            <text:p>0.9629427355</text:p>
          </table:table-cell>
          <table:table-cell office:value-type="float" office:value="-19.091689785438">
            <text:p>-19.09168978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office:value-type="float" office:value="909">
            <text:p>909</text:p>
          </table:table-cell>
          <table:table-cell office:value-type="float" office:value="1319">
            <text:p>1319</text:p>
          </table:table-cell>
          <table:table-cell office:value-type="float" office:value="1964">
            <text:p>1964</text:p>
          </table:table-cell>
          <table:table-cell office:value-type="float" office:value="11628">
            <text:p>11628</text:p>
          </table:table-cell>
          <table:table-cell office:value-type="float" office:value="22914">
            <text:p>22914</text:p>
          </table:table-cell>
          <table:table-cell office:value-type="float" office:value="40020">
            <text:p>40020</text:p>
          </table:table-cell>
          <table:table-cell office:value-type="float" office:value="-527.75">
            <text:p>-527.75</text:p>
          </table:table-cell>
          <table:table-cell office:value-type="float" office:value="-154.375">
            <text:p>-154.375</text:p>
          </table:table-cell>
          <table:table-cell office:value-type="float" office:value="-407.5">
            <text:p>-407.5</text:p>
          </table:table-cell>
          <table:table-cell office:value-type="float" office:value="-0.0453861369109047">
            <text:p>-0.0453861369</text:p>
          </table:table-cell>
          <table:table-cell office:value-type="float" office:value="-0.00673714759535655">
            <text:p>-0.0067371476</text:p>
          </table:table-cell>
          <table:table-cell office:value-type="float" office:value="-0.0101824087956022">
            <text:p>-0.0101824088</text:p>
          </table:table-cell>
          <table:table-cell office:value-type="float" office:value="0.845185927602276">
            <text:p>0.8451859276</text:p>
          </table:table-cell>
          <table:table-cell office:value-type="float" office:value="0.976508946165386">
            <text:p>0.9765089462</text:p>
          </table:table-cell>
          <table:table-cell office:value-type="float" office:value="0.964564784855199">
            <text:p>0.9645647849</text:p>
          </table:table-cell>
          <table:table-cell office:value-type="float" office:value="-14.9229660274422">
            <text:p>-14.92296602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3870">
            <text:p>13870</text:p>
          </table:table-cell>
          <table:table-cell office:value-type="float" office:value="22740">
            <text:p>22740</text:p>
          </table:table-cell>
          <table:table-cell office:value-type="float" office:value="40866">
            <text:p>40866</text:p>
          </table:table-cell>
          <table:table-cell office:value-type="float" office:value="-56.375">
            <text:p>-56.375</text:p>
          </table:table-cell>
          <table:table-cell office:value-type="float" office:value="-214.5">
            <text:p>-214.5</text:p>
          </table:table-cell>
          <table:table-cell office:value-type="float" office:value="-511.875">
            <text:p>-511.875</text:p>
          </table:table-cell>
          <table:table-cell office:value-type="float" office:value="-0.00406452775775054">
            <text:p>-0.0040645278</text:p>
          </table:table-cell>
          <table:table-cell office:value-type="float" office:value="-0.00943271767810026">
            <text:p>-0.0094327177</text:p>
          </table:table-cell>
          <table:table-cell office:value-type="float" office:value="-0.0125256937307297">
            <text:p>-0.0125256937</text:p>
          </table:table-cell>
          <table:table-cell office:value-type="float" office:value="0.985806532804224">
            <text:p>0.9858065328</text:p>
          </table:table-cell>
          <table:table-cell office:value-type="float" office:value="0.967159881405727">
            <text:p>0.9671598814</text:p>
          </table:table-cell>
          <table:table-cell office:value-type="float" office:value="0.956467582229181">
            <text:p>0.9564675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13927">
            <text:p>13927</text:p>
          </table:table-cell>
          <table:table-cell office:value-type="float" office:value="22542">
            <text:p>22542</text:p>
          </table:table-cell>
          <table:table-cell office:value-type="float" office:value="42882">
            <text:p>42882</text:p>
          </table:table-cell>
          <table:table-cell office:value-type="float" office:value="-292.125">
            <text:p>-292.125</text:p>
          </table:table-cell>
          <table:table-cell office:value-type="float" office:value="224.25">
            <text:p>224.25</text:p>
          </table:table-cell>
          <table:table-cell office:value-type="float" office:value="-456.75">
            <text:p>-456.75</text:p>
          </table:table-cell>
          <table:table-cell office:value-type="float" office:value="-0.0209754433833561">
            <text:p>-0.0209754434</text:p>
          </table:table-cell>
          <table:table-cell office:value-type="float" office:value="0.00994809688581315">
            <text:p>0.0099480969</text:p>
          </table:table-cell>
          <table:table-cell office:value-type="float" office:value="-0.0106513222331048">
            <text:p>-0.0106513222</text:p>
          </table:table-cell>
          <table:table-cell office:value-type="float" office:value="0.927448287839505">
            <text:p>0.9274482878</text:p>
          </table:table-cell>
          <table:table-cell office:value-type="float" office:value="1.03501230977838">
            <text:p>1.0350123098</text:p>
          </table:table-cell>
          <table:table-cell office:value-type="float" office:value="0.962942735488148">
            <text:p>0.9629427355</text:p>
          </table:table-cell>
          <table:table-cell office:value-type="float" office:value="-32.6978528920528">
            <text:p>-32.69785289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1457">
            <text:p>11457</text:p>
          </table:table-cell>
          <table:table-cell office:value-type="float" office:value="21912">
            <text:p>21912</text:p>
          </table:table-cell>
          <table:table-cell office:value-type="float" office:value="42021">
            <text:p>42021</text:p>
          </table:table-cell>
          <table:table-cell office:value-type="float" office:value="-408.5">
            <text:p>-408.5</text:p>
          </table:table-cell>
          <table:table-cell office:value-type="float" office:value="-588.5">
            <text:p>-588.5</text:p>
          </table:table-cell>
          <table:table-cell office:value-type="float" office:value="-427.875">
            <text:p>-427.875</text:p>
          </table:table-cell>
          <table:table-cell office:value-type="float" office:value="-0.0356550580431177">
            <text:p>-0.035655058</text:p>
          </table:table-cell>
          <table:table-cell office:value-type="float" office:value="-0.0268574297188755">
            <text:p>-0.0268574297</text:p>
          </table:table-cell>
          <table:table-cell office:value-type="float" office:value="-0.0101824087956022">
            <text:p>-0.0101824088</text:p>
          </table:table-cell>
          <table:table-cell office:value-type="float" office:value="0.877699011850642">
            <text:p>0.8776990119</text:p>
          </table:table-cell>
          <table:table-cell office:value-type="float" office:value="0.9074127861849">
            <text:p>0.9074127862</text:p>
          </table:table-cell>
          <table:table-cell office:value-type="float" office:value="0.964564784855199">
            <text:p>0.9645647849</text:p>
          </table:table-cell>
          <table:table-cell office:value-type="float" office:value="-19.091689785438">
            <text:p>-19.0916897854</text:p>
          </table:table-cell>
          <table:table-cell office:value-type="float" office:value="-25.4602498264537">
            <text:p>-25.4602498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11628">
            <text:p>11628</text:p>
          </table:table-cell>
          <table:table-cell office:value-type="float" office:value="20856">
            <text:p>20856</text:p>
          </table:table-cell>
          <table:table-cell office:value-type="float" office:value="39795">
            <text:p>39795</text:p>
          </table:table-cell>
          <table:table-cell office:value-type="float" office:value="8.625">
            <text:p>8.625</text:p>
          </table:table-cell>
          <table:table-cell office:value-type="float" office:value="-174">
            <text:p>-174</text:p>
          </table:table-cell>
          <table:table-cell office:value-type="float" office:value="-375.375">
            <text:p>-375.375</text:p>
          </table:table-cell>
          <table:table-cell office:value-type="float" office:value="0.000741744066047472">
            <text:p>0.0007417441</text:p>
          </table:table-cell>
          <table:table-cell office:value-type="float" office:value="-0.00834292289988492">
            <text:p>-0.0083429229</text:p>
          </table:table-cell>
          <table:table-cell office:value-type="float" office:value="-0.00943271767810026">
            <text:p>-0.0094327177</text:p>
          </table:table-cell>
          <table:table-cell office:value-type="float" office:value="1.00259718259231">
            <text:p>1.0025971826</text:p>
          </table:table-cell>
          <table:table-cell office:value-type="float" office:value="0.970936194400929">
            <text:p>0.9709361944</text:p>
          </table:table-cell>
          <table:table-cell office:value-type="float" office:value="0.967159881405727">
            <text:p>0.9671598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3870">
            <text:p>13870</text:p>
          </table:table-cell>
          <table:table-cell office:value-type="float" office:value="22217">
            <text:p>22217</text:p>
          </table:table-cell>
          <table:table-cell office:value-type="float" office:value="36708">
            <text:p>36708</text:p>
          </table:table-cell>
          <table:table-cell office:value-type="float" office:value="11.375">
            <text:p>11.375</text:p>
          </table:table-cell>
          <table:table-cell office:value-type="float" office:value="110">
            <text:p>110</text:p>
          </table:table-cell>
          <table:table-cell office:value-type="float" office:value="-556.5">
            <text:p>-556.5</text:p>
          </table:table-cell>
          <table:table-cell office:value-type="float" office:value="0.000820115356885364">
            <text:p>0.0008201154</text:p>
          </table:table-cell>
          <table:table-cell office:value-type="float" office:value="0.00495116352342801">
            <text:p>0.0049511635</text:p>
          </table:table-cell>
          <table:table-cell office:value-type="float" office:value="-0.0151601830663616">
            <text:p>-0.0151601831</text:p>
          </table:table-cell>
          <table:table-cell office:value-type="float" office:value="1.00287172202393">
            <text:p>1.002871722</text:p>
          </table:table-cell>
          <table:table-cell office:value-type="float" office:value="1.01737711981166">
            <text:p>1.0173771198</text:p>
          </table:table-cell>
          <table:table-cell office:value-type="float" office:value="0.947389828322922">
            <text:p>0.94738982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1766">
            <text:p>1766</text:p>
          </table:table-cell>
          <table:table-cell office:value-type="float" office:value="12060">
            <text:p>12060</text:p>
          </table:table-cell>
          <table:table-cell office:value-type="float" office:value="21119">
            <text:p>21119</text:p>
          </table:table-cell>
          <table:table-cell office:value-type="float" office:value="34680">
            <text:p>34680</text:p>
          </table:table-cell>
          <table:table-cell office:value-type="float" office:value="-430">
            <text:p>-430</text:p>
          </table:table-cell>
          <table:table-cell office:value-type="float" office:value="-593.375">
            <text:p>-593.375</text:p>
          </table:table-cell>
          <table:table-cell office:value-type="float" office:value="-338.5">
            <text:p>-338.5</text:p>
          </table:table-cell>
          <table:table-cell office:value-type="float" office:value="-0.0356550580431177">
            <text:p>-0.035655058</text:p>
          </table:table-cell>
          <table:table-cell office:value-type="float" office:value="-0.0280967375349212">
            <text:p>-0.0280967375</text:p>
          </table:table-cell>
          <table:table-cell office:value-type="float" office:value="-0.00976066897347174">
            <text:p>-0.009760669</text:p>
          </table:table-cell>
          <table:table-cell office:value-type="float" office:value="0.877699011850642">
            <text:p>0.8776990119</text:p>
          </table:table-cell>
          <table:table-cell office:value-type="float" office:value="0.903208694881584">
            <text:p>0.9032086949</text:p>
          </table:table-cell>
          <table:table-cell office:value-type="float" office:value="0.966024389084116">
            <text:p>0.9660243891</text:p>
          </table:table-cell>
          <table:table-cell office:value-type="float" office:value="-19.091689785438">
            <text:p>-19.0916897854</text:p>
          </table:table-cell>
          <table:table-cell office:value-type="float" office:value="-24.3218039536363">
            <text:p>-24.3218039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12240">
            <text:p>12240</text:p>
          </table:table-cell>
          <table:table-cell office:value-type="float" office:value="21438">
            <text:p>21438</text:p>
          </table:table-cell>
          <table:table-cell office:value-type="float" office:value="35500">
            <text:p>35500</text:p>
          </table:table-cell>
          <table:table-cell office:value-type="float" office:value="-818.5">
            <text:p>-818.5</text:p>
          </table:table-cell>
          <table:table-cell office:value-type="float" office:value="-44.875">
            <text:p>-44.875</text:p>
          </table:table-cell>
          <table:table-cell office:value-type="float" office:value="-310.375">
            <text:p>-310.375</text:p>
          </table:table-cell>
          <table:table-cell office:value-type="float" office:value="-0.0668709150326797">
            <text:p>-0.066870915</text:p>
          </table:table-cell>
          <table:table-cell office:value-type="float" office:value="-0.00209324563858569">
            <text:p>-0.0020932456</text:p>
          </table:table-cell>
          <table:table-cell office:value-type="float" office:value="-0.00874295774647887">
            <text:p>-0.0087429577</text:p>
          </table:table-cell>
          <table:table-cell office:value-type="float" office:value="0.774716367169144">
            <text:p>0.7747163672</text:p>
          </table:table-cell>
          <table:table-cell office:value-type="float" office:value="0.992682228352465">
            <text:p>0.9926822284</text:p>
          </table:table-cell>
          <table:table-cell office:value-type="float" office:value="0.969549468935231">
            <text:p>0.9695494689</text:p>
          </table:table-cell>
          <table:table-cell office:value-type="float" office:value="-10.0148797149243">
            <text:p>-10.0148797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14600">
            <text:p>14600</text:p>
          </table:table-cell>
          <table:table-cell office:value-type="float" office:value="23247">
            <text:p>23247</text:p>
          </table:table-cell>
          <table:table-cell office:value-type="float" office:value="43516">
            <text:p>43516</text:p>
          </table:table-cell>
          <table:table-cell office:value-type="float" office:value="-486.625">
            <text:p>-486.625</text:p>
          </table:table-cell>
          <table:table-cell office:value-type="float" office:value="257.375">
            <text:p>257.375</text:p>
          </table:table-cell>
          <table:table-cell office:value-type="float" office:value="-89">
            <text:p>-89</text:p>
          </table:table-cell>
          <table:table-cell office:value-type="float" office:value="-0.0333304794520548">
            <text:p>-0.0333304795</text:p>
          </table:table-cell>
          <table:table-cell office:value-type="float" office:value="0.0110713210306706">
            <text:p>0.011071321</text:p>
          </table:table-cell>
          <table:table-cell office:value-type="float" office:value="-0.00204522474492141">
            <text:p>-0.0020452247</text:p>
          </table:table-cell>
          <table:table-cell office:value-type="float" office:value="0.885520726804396">
            <text:p>0.8855207268</text:p>
          </table:table-cell>
          <table:table-cell office:value-type="float" office:value="1.0389898689401">
            <text:p>1.0389898689</text:p>
          </table:table-cell>
          <table:table-cell office:value-type="float" office:value="0.992849911963519">
            <text:p>0.992849912</text:p>
          </table:table-cell>
          <table:table-cell office:value-type="float" office:value="-20.4476643003608">
            <text:p>-20.44766430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4">
            <text:p>4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13438">
            <text:p>13438</text:p>
          </table:table-cell>
          <table:table-cell office:value-type="float" office:value="21978">
            <text:p>21978</text:p>
          </table:table-cell>
          <table:table-cell office:value-type="float" office:value="39254">
            <text:p>39254</text:p>
          </table:table-cell>
          <table:table-cell office:value-type="float" office:value="-686.25">
            <text:p>-686.25</text:p>
          </table:table-cell>
          <table:table-cell office:value-type="float" office:value="-191.5">
            <text:p>-191.5</text:p>
          </table:table-cell>
          <table:table-cell office:value-type="float" office:value="-413">
            <text:p>-413</text:p>
          </table:table-cell>
          <table:table-cell office:value-type="float" office:value="-0.0510678672421491">
            <text:p>-0.0510678672</text:p>
          </table:table-cell>
          <table:table-cell office:value-type="float" office:value="-0.00871325871325871">
            <text:p>-0.0087132587</text:p>
          </table:table-cell>
          <table:table-cell office:value-type="float" office:value="-0.0105212207673103">
            <text:p>-0.0105212208</text:p>
          </table:table-cell>
          <table:table-cell office:value-type="float" office:value="0.826374001699215">
            <text:p>0.8263740017</text:p>
          </table:table-cell>
          <table:table-cell office:value-type="float" office:value="0.969652399423307">
            <text:p>0.9696523994</text:p>
          </table:table-cell>
          <table:table-cell office:value-type="float" office:value="0.963392691643825">
            <text:p>0.9633926916</text:p>
          </table:table-cell>
          <table:table-cell office:value-type="float" office:value="-13.2234578733766">
            <text:p>-13.22345787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1041">
            <text:p>11041</text:p>
          </table:table-cell>
          <table:table-cell office:value-type="float" office:value="19351">
            <text:p>19351</text:p>
          </table:table-cell>
          <table:table-cell office:value-type="float" office:value="37275">
            <text:p>37275</text:p>
          </table:table-cell>
          <table:table-cell office:value-type="float" office:value="-769">
            <text:p>-769</text:p>
          </table:table-cell>
          <table:table-cell office:value-type="float" office:value="-333.166666666667">
            <text:p>-333.1666666667</text:p>
          </table:table-cell>
          <table:table-cell office:value-type="float" office:value="-342">
            <text:p>-342</text:p>
          </table:table-cell>
          <table:table-cell office:value-type="float" office:value="-0.0696494882709899">
            <text:p>-0.0696494883</text:p>
          </table:table-cell>
          <table:table-cell office:value-type="float" office:value="-0.0172170258212323">
            <text:p>-0.0172170258</text:p>
          </table:table-cell>
          <table:table-cell office:value-type="float" office:value="-0.00917505030181087">
            <text:p>-0.0091750503</text:p>
          </table:table-cell>
          <table:table-cell office:value-type="float" office:value="0.7657348514357">
            <text:p>0.7657348514</text:p>
          </table:table-cell>
          <table:table-cell office:value-type="float" office:value="0.94032140454282">
            <text:p>0.9403214045</text:p>
          </table:table-cell>
          <table:table-cell office:value-type="float" office:value="0.968052319777822">
            <text:p>0.9680523198</text:p>
          </table:table-cell>
          <table:table-cell office:value-type="float" office:value="-9.6011916977209">
            <text:p>-9.60119169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1271">
            <text:p>1271</text:p>
          </table:table-cell>
          <table:table-cell office:value-type="float" office:value="1895">
            <text:p>1895</text:p>
          </table:table-cell>
          <table:table-cell office:value-type="float" office:value="10146">
            <text:p>10146</text:p>
          </table:table-cell>
          <table:table-cell office:value-type="float" office:value="17381">
            <text:p>17381</text:p>
          </table:table-cell>
          <table:table-cell office:value-type="float" office:value="31953">
            <text:p>31953</text:p>
          </table:table-cell>
          <table:table-cell office:value-type="float" office:value="-921.166666666667">
            <text:p>-921.1666666667</text:p>
          </table:table-cell>
          <table:table-cell office:value-type="float" office:value="-1578">
            <text:p>-1578</text:p>
          </table:table-cell>
          <table:table-cell office:value-type="float" office:value="0">
            <text:p>0</text:p>
          </table:table-cell>
          <table:table-cell office:value-type="float" office:value="-0.0907911163676983">
            <text:p>-0.0907911164</text:p>
          </table:table-cell>
          <table:table-cell office:value-type="float" office:value="-0.090788792359473">
            <text:p>-0.0907887924</text:p>
          </table:table-cell>
          <table:table-cell office:value-type="float" office:value="0">
            <text:p>0</text:p>
          </table:table-cell>
          <table:table-cell office:value-type="float" office:value="0.69838742526319">
            <text:p>0.6983874253</text:p>
          </table:table-cell>
          <table:table-cell office:value-type="float" office:value="0.698394732185304">
            <text:p>0.6983947322</text:p>
          </table:table-cell>
          <table:table-cell office:value-type="float" office:value="0.97">
            <text:p>0.97</text:p>
          </table:table-cell>
          <table:table-cell office:value-type="float" office:value="-7.2824558667223">
            <text:p>-7.2824558667</text:p>
          </table:table-cell>
          <table:table-cell office:value-type="float" office:value="-7.28265144263253">
            <text:p>-7.28265144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1748">
            <text:p>1748</text:p>
          </table:table-cell>
          <table:table-cell office:value-type="float" office:value="9533">
            <text:p>9533</text:p>
          </table:table-cell>
          <table:table-cell office:value-type="float" office:value="17848">
            <text:p>17848</text:p>
          </table:table-cell>
          <table:table-cell office:value-type="float" office:value="31811">
            <text:p>31811</text:p>
          </table:table-cell>
          <table:table-cell table:number-columns-repeated="2" office:value-type="float" office:value="0">
            <text:p>0</text:p>
          </table:table-cell>
          <table:table-cell office:value-type="float" office:value="-911.4">
            <text:p>-911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86504668196536">
            <text:p>-0.0286504668</text:p>
          </table:table-cell>
          <table:table-cell office:value-type="float" office:value="0.76">
            <text:p>0.76</text:p>
          </table:table-cell>
          <table:table-cell office:value-type="float" office:value="0.98">
            <text:p>0.98</text:p>
          </table:table-cell>
          <table:table-cell office:value-type="float" office:value="0.901332230659221">
            <text:p>0.901332230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449720139015">
            <text:p>-23.844972013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8858">
            <text:p>8858</text:p>
          </table:table-cell>
          <table:table-cell office:value-type="float" office:value="17287">
            <text:p>17287</text:p>
          </table:table-cell>
          <table:table-cell office:value-type="float" office:value="31364">
            <text:p>31364</text:p>
          </table:table-cell>
          <table:table-cell office:value-type="float" office:value="0">
            <text:p>0</text:p>
          </table:table-cell>
          <table:table-cell office:value-type="float" office:value="-1172.75">
            <text:p>-1172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67839995372245">
            <text:p>-0.0678399954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771580455542471">
            <text:p>0.7715804555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-9.86675138400731">
            <text:p>-9.866751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5">
            <text:p>5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8231">
            <text:p>8231</text:p>
          </table:table-cell>
          <table:table-cell office:value-type="float" office:value="16541">
            <text:p>16541</text:p>
          </table:table-cell>
          <table:table-cell office:value-type="float" office:value="31074">
            <text:p>3107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7648">
            <text:p>7648</text:p>
          </table:table-cell>
          <table:table-cell office:value-type="float" office:value="15651">
            <text:p>15651</text:p>
          </table:table-cell>
          <table:table-cell office:value-type="float" office:value="30786">
            <text:p>30786</text:p>
          </table:table-cell>
          <table:table-cell table:number-columns-repeated="6"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3.5">
            <text:p>253.5</text:p>
          </table:table-cell>
          <table:table-cell office:value-type="float" office:value="10740.75">
            <text:p>10740.75</text:p>
          </table:table-cell>
          <table:table-cell office:value-type="float" office:value="28825.75">
            <text:p>28825.75</text:p>
          </table:table-cell>
          <table:table-cell office:value-type="float" office:value="19.17">
            <text:p>19.1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68">
            <text:p>768</text:p>
          </table:table-cell>
          <table:table-cell office:value-type="float" office:value="1734">
            <text:p>1734</text:p>
          </table:table-cell>
          <table:table-cell office:value-type="float" office:value="7107">
            <text:p>7107</text:p>
          </table:table-cell>
          <table:table-cell office:value-type="float" office:value="15103">
            <text:p>15103</text:p>
          </table:table-cell>
          <table:table-cell office:value-type="float" office:value="30501">
            <text:p>30501</text:p>
          </table:table-cell>
          <table:table-cell table:number-columns-repeated="6"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1.02">
            <text:p>1.02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56.333333333333">
            <text:p>256.3333333333</text:p>
          </table:table-cell>
          <table:table-cell office:value-type="float" office:value="10680.6666666667">
            <text:p>10680.6666666667</text:p>
          </table:table-cell>
          <table:table-cell office:value-type="float" office:value="26230.3333333333">
            <text:p>26230.3333333333</text:p>
          </table:table-cell>
          <table:table-cell office:value-type="float" office:value="18.2266666666667">
            <text:p>18.22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825">
            <text:p>825</text:p>
          </table:table-cell>
          <table:table-cell office:value-type="float" office:value="1191">
            <text:p>1191</text:p>
          </table:table-cell>
          <table:table-cell office:value-type="float" office:value="1775">
            <text:p>1775</text:p>
          </table:table-cell>
          <table:table-cell office:value-type="float" office:value="6604">
            <text:p>6604</text:p>
          </table:table-cell>
          <table:table-cell office:value-type="float" office:value="14308">
            <text:p>14308</text:p>
          </table:table-cell>
          <table:table-cell office:value-type="float" office:value="30219">
            <text:p>30219</text:p>
          </table:table-cell>
          <table:table-cell table:number-columns-repeated="6" office:value-type="float" office:value="0">
            <text:p>0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6">
            <text:p>0.7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-9">
            <text:p>-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4">
            <text:p>28.4</text:p>
          </table:table-cell>
          <table:table-cell office:value-type="float" office:value="30.2">
            <text:p>30.2</text:p>
          </table:table-cell>
          <table:table-cell office:value-type="float" office:value="54.1">
            <text:p>54.1</text:p>
          </table:table-cell>
          <table:table-cell office:value-type="float" office:value="27906">
            <text:p>27906</text:p>
          </table:table-cell>
          <table:table-cell office:value-type="float" office:value="29176">
            <text:p>29176</text:p>
          </table:table-cell>
          <table:table-cell office:value-type="float" office:value="31261">
            <text:p>312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4:56.92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236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80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538">
                <text:p>10538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971">
                <text:p>1697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392">
                <text:p>11392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282">
                <text:p>8282</text:p>
              </table:table-cell>
              <table:table-cell office:value-type="float" office:value="11486">
                <text:p>11486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635">
                <text:p>12635</text:p>
              </table:table-cell>
              <table:table-cell office:value-type="float" office:value="18120">
                <text:p>1812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532">
                <text:p>13532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462">
                <text:p>13462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274">
                <text:p>8274</text:p>
              </table:table-cell>
              <table:table-cell office:value-type="float" office:value="13562">
                <text:p>13562</text:p>
              </table:table-cell>
              <table:table-cell office:value-type="float" office:value="22990">
                <text:p>2299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71">
                <text:p>9771</text:p>
              </table:table-cell>
              <table:table-cell office:value-type="float" office:value="14857">
                <text:p>14857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908">
                <text:p>10908</text:p>
              </table:table-cell>
              <table:table-cell office:value-type="float" office:value="14626">
                <text:p>14626</text:p>
              </table:table-cell>
              <table:table-cell office:value-type="float" office:value="24617">
                <text:p>246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561">
                <text:p>10561</text:p>
              </table:table-cell>
              <table:table-cell office:value-type="float" office:value="15000">
                <text:p>15000</text:p>
              </table:table-cell>
              <table:table-cell office:value-type="float" office:value="24015">
                <text:p>2401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188">
                <text:p>10188</text:p>
              </table:table-cell>
              <table:table-cell office:value-type="float" office:value="16878">
                <text:p>16878</text:p>
              </table:table-cell>
              <table:table-cell office:value-type="float" office:value="24188">
                <text:p>241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22">
                <text:p>10522</text:p>
              </table:table-cell>
              <table:table-cell office:value-type="float" office:value="17668">
                <text:p>17668</text:p>
              </table:table-cell>
              <table:table-cell office:value-type="float" office:value="26089">
                <text:p>2608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30">
                <text:p>10730</text:p>
              </table:table-cell>
              <table:table-cell office:value-type="float" office:value="18222">
                <text:p>18222</text:p>
              </table:table-cell>
              <table:table-cell office:value-type="float" office:value="26990">
                <text:p>2699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746">
                <text:p>11746</text:p>
              </table:table-cell>
              <table:table-cell office:value-type="float" office:value="17580">
                <text:p>17580</text:p>
              </table:table-cell>
              <table:table-cell office:value-type="float" office:value="27517">
                <text:p>275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25">
                <text:p>13325</text:p>
              </table:table-cell>
              <table:table-cell office:value-type="float" office:value="17915">
                <text:p>17915</text:p>
              </table:table-cell>
              <table:table-cell office:value-type="float" office:value="29531">
                <text:p>2953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256">
                <text:p>19256</text:p>
              </table:table-cell>
              <table:table-cell office:value-type="float" office:value="30452">
                <text:p>3045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19710">
                <text:p>19710</text:p>
              </table:table-cell>
              <table:table-cell office:value-type="float" office:value="28243">
                <text:p>2824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4002">
                <text:p>14002</text:p>
              </table:table-cell>
              <table:table-cell office:value-type="float" office:value="20432">
                <text:p>20432</text:p>
              </table:table-cell>
              <table:table-cell office:value-type="float" office:value="27655">
                <text:p>2765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804">
                <text:p>13804</text:p>
              </table:table-cell>
              <table:table-cell office:value-type="float" office:value="21665">
                <text:p>21665</text:p>
              </table:table-cell>
              <table:table-cell office:value-type="float" office:value="30589">
                <text:p>3058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580">
                <text:p>14580</text:p>
              </table:table-cell>
              <table:table-cell office:value-type="float" office:value="22136">
                <text:p>22136</text:p>
              </table:table-cell>
              <table:table-cell office:value-type="float" office:value="31851">
                <text:p>3185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58">
                <text:p>15158</text:p>
              </table:table-cell>
              <table:table-cell office:value-type="float" office:value="20750">
                <text:p>20750</text:p>
              </table:table-cell>
              <table:table-cell office:value-type="float" office:value="34053">
                <text:p>3405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322">
                <text:p>15322</text:p>
              </table:table-cell>
              <table:table-cell office:value-type="float" office:value="22634">
                <text:p>22634</text:p>
              </table:table-cell>
              <table:table-cell office:value-type="float" office:value="38129">
                <text:p>3812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274">
                <text:p>23274</text:p>
              </table:table-cell>
              <table:table-cell office:value-type="float" office:value="40148">
                <text:p>4014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542">
                <text:p>16542</text:p>
              </table:table-cell>
              <table:table-cell office:value-type="float" office:value="23390">
                <text:p>23390</text:p>
              </table:table-cell>
              <table:table-cell office:value-type="float" office:value="39882">
                <text:p>3988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588">
                <text:p>15588</text:p>
              </table:table-cell>
              <table:table-cell office:value-type="float" office:value="25450">
                <text:p>25450</text:p>
              </table:table-cell>
              <table:table-cell office:value-type="float" office:value="42757">
                <text:p>4275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5925">
                <text:p>25925</text:p>
              </table:table-cell>
              <table:table-cell office:value-type="float" office:value="42677">
                <text:p>4267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7758">
                <text:p>27758</text:p>
              </table:table-cell>
              <table:table-cell office:value-type="float" office:value="44792">
                <text:p>4479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8550">
                <text:p>28550</text:p>
              </table:table-cell>
              <table:table-cell office:value-type="float" office:value="48161">
                <text:p>4816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30118">
                <text:p>30118</text:p>
              </table:table-cell>
              <table:table-cell office:value-type="float" office:value="50443">
                <text:p>5044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646">
                <text:p>30646</text:p>
              </table:table-cell>
              <table:table-cell office:value-type="float" office:value="50248">
                <text:p>5024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132">
                <text:p>32132</text:p>
              </table:table-cell>
              <table:table-cell office:value-type="float" office:value="47472">
                <text:p>4747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3960">
                <text:p>33960</text:p>
              </table:table-cell>
              <table:table-cell office:value-type="float" office:value="47774">
                <text:p>4777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5222">
                <text:p>35222</text:p>
              </table:table-cell>
              <table:table-cell office:value-type="float" office:value="49784">
                <text:p>4978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778">
                <text:p>34778</text:p>
              </table:table-cell>
              <table:table-cell office:value-type="float" office:value="49186">
                <text:p>4918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232">
                <text:p>24232</text:p>
              </table:table-cell>
              <table:table-cell office:value-type="float" office:value="33853">
                <text:p>33853</text:p>
              </table:table-cell>
              <table:table-cell office:value-type="float" office:value="51212">
                <text:p>5121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4062">
                <text:p>34062</text:p>
              </table:table-cell>
              <table:table-cell office:value-type="float" office:value="53498">
                <text:p>5349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5320">
                <text:p>35320</text:p>
              </table:table-cell>
              <table:table-cell office:value-type="float" office:value="51101">
                <text:p>5110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696">
                <text:p>34696</text:p>
              </table:table-cell>
              <table:table-cell office:value-type="float" office:value="48056">
                <text:p>4805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860">
                <text:p>32860</text:p>
              </table:table-cell>
              <table:table-cell office:value-type="float" office:value="49560">
                <text:p>4956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456">
                <text:p>33456</text:p>
              </table:table-cell>
              <table:table-cell office:value-type="float" office:value="51838">
                <text:p>5183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408">
                <text:p>34408</text:p>
              </table:table-cell>
              <table:table-cell office:value-type="float" office:value="49706">
                <text:p>4970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938">
                <text:p>25938</text:p>
              </table:table-cell>
              <table:table-cell office:value-type="float" office:value="34114">
                <text:p>34114</text:p>
              </table:table-cell>
              <table:table-cell office:value-type="float" office:value="51090">
                <text:p>5109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880">
                <text:p>23880</text:p>
              </table:table-cell>
              <table:table-cell office:value-type="float" office:value="34973">
                <text:p>34973</text:p>
              </table:table-cell>
              <table:table-cell office:value-type="float" office:value="51853">
                <text:p>5185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452">
                <text:p>36452</text:p>
              </table:table-cell>
              <table:table-cell office:value-type="float" office:value="53798">
                <text:p>5379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900">
                <text:p>34900</text:p>
              </table:table-cell>
              <table:table-cell office:value-type="float" office:value="53304">
                <text:p>5330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5542">
                <text:p>35542</text:p>
              </table:table-cell>
              <table:table-cell office:value-type="float" office:value="53378">
                <text:p>5337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3225">
                <text:p>23225</text:p>
              </table:table-cell>
              <table:table-cell office:value-type="float" office:value="33469">
                <text:p>33469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2498">
                <text:p>22498</text:p>
              </table:table-cell>
              <table:table-cell office:value-type="float" office:value="31642">
                <text:p>31642</text:p>
              </table:table-cell>
              <table:table-cell office:value-type="float" office:value="52243">
                <text:p>5224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7600">
                <text:p>17600</text:p>
              </table:table-cell>
              <table:table-cell office:value-type="float" office:value="31746">
                <text:p>31746</text:p>
              </table:table-cell>
              <table:table-cell office:value-type="float" office:value="50954">
                <text:p>5095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5640">
                <text:p>15640</text:p>
              </table:table-cell>
              <table:table-cell office:value-type="float" office:value="32450">
                <text:p>32450</text:p>
              </table:table-cell>
              <table:table-cell office:value-type="float" office:value="51768">
                <text:p>5176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8180">
                <text:p>18180</text:p>
              </table:table-cell>
              <table:table-cell office:value-type="float" office:value="31656">
                <text:p>31656</text:p>
              </table:table-cell>
              <table:table-cell office:value-type="float" office:value="49252">
                <text:p>4925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9614">
                <text:p>19614</text:p>
              </table:table-cell>
              <table:table-cell office:value-type="float" office:value="29942">
                <text:p>29942</text:p>
              </table:table-cell>
              <table:table-cell office:value-type="float" office:value="50113">
                <text:p>50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7600">
                <text:p>17600</text:p>
              </table:table-cell>
              <table:table-cell office:value-type="float" office:value="29040">
                <text:p>29040</text:p>
              </table:table-cell>
              <table:table-cell office:value-type="float" office:value="49650">
                <text:p>4965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5640">
                <text:p>15640</text:p>
              </table:table-cell>
              <table:table-cell office:value-type="float" office:value="28396">
                <text:p>28396</text:p>
              </table:table-cell>
              <table:table-cell office:value-type="float" office:value="50128">
                <text:p>5012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6321">
                <text:p>16321</text:p>
              </table:table-cell>
              <table:table-cell office:value-type="float" office:value="26629">
                <text:p>26629</text:p>
              </table:table-cell>
              <table:table-cell office:value-type="float" office:value="43158">
                <text:p>43158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3300">
                <text:p>13300</text:p>
              </table:table-cell>
              <table:table-cell office:value-type="float" office:value="25218">
                <text:p>25218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3186">
                <text:p>13186</text:p>
              </table:table-cell>
              <table:table-cell office:value-type="float" office:value="22958">
                <text:p>22958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972">
                <text:p>14972</text:p>
              </table:table-cell>
              <table:table-cell office:value-type="float" office:value="24076">
                <text:p>24076</text:p>
              </table:table-cell>
              <table:table-cell office:value-type="float" office:value="41244">
                <text:p>41244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6321">
                <text:p>16321</text:p>
              </table:table-cell>
              <table:table-cell office:value-type="float" office:value="25259">
                <text:p>25259</text:p>
              </table:table-cell>
              <table:table-cell office:value-type="float" office:value="43155">
                <text:p>4315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3300">
                <text:p>13300</text:p>
              </table:table-cell>
              <table:table-cell office:value-type="float" office:value="24504">
                <text:p>24504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3186">
                <text:p>13186</text:p>
              </table:table-cell>
              <table:table-cell office:value-type="float" office:value="24012">
                <text:p>24012</text:p>
              </table:table-cell>
              <table:table-cell office:value-type="float" office:value="41958">
                <text:p>4195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4972">
                <text:p>14972</text:p>
              </table:table-cell>
              <table:table-cell office:value-type="float" office:value="24076">
                <text:p>24076</text:p>
              </table:table-cell>
              <table:table-cell office:value-type="float" office:value="40803">
                <text:p>4080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3927">
                <text:p>13927</text:p>
              </table:table-cell>
              <table:table-cell office:value-type="float" office:value="22723">
                <text:p>22723</text:p>
              </table:table-cell>
              <table:table-cell office:value-type="float" office:value="38920">
                <text:p>3892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457">
                <text:p>11457</text:p>
              </table:table-cell>
              <table:table-cell office:value-type="float" office:value="22931">
                <text:p>22931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628">
                <text:p>11628</text:p>
              </table:table-cell>
              <table:table-cell office:value-type="float" office:value="22914">
                <text:p>22914</text:p>
              </table:table-cell>
              <table:table-cell office:value-type="float" office:value="40020">
                <text:p>40020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870">
                <text:p>13870</text:p>
              </table:table-cell>
              <table:table-cell office:value-type="float" office:value="22740">
                <text:p>22740</text:p>
              </table:table-cell>
              <table:table-cell office:value-type="float" office:value="40866">
                <text:p>4086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927">
                <text:p>13927</text:p>
              </table:table-cell>
              <table:table-cell office:value-type="float" office:value="22542">
                <text:p>22542</text:p>
              </table:table-cell>
              <table:table-cell office:value-type="float" office:value="42882">
                <text:p>4288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1457">
                <text:p>11457</text:p>
              </table:table-cell>
              <table:table-cell office:value-type="float" office:value="21912">
                <text:p>21912</text:p>
              </table:table-cell>
              <table:table-cell office:value-type="float" office:value="42021">
                <text:p>42021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1628">
                <text:p>11628</text:p>
              </table:table-cell>
              <table:table-cell office:value-type="float" office:value="20856">
                <text:p>20856</text:p>
              </table:table-cell>
              <table:table-cell office:value-type="float" office:value="39795">
                <text:p>3979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3870">
                <text:p>13870</text:p>
              </table:table-cell>
              <table:table-cell office:value-type="float" office:value="22217">
                <text:p>22217</text:p>
              </table:table-cell>
              <table:table-cell office:value-type="float" office:value="36708">
                <text:p>3670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2060">
                <text:p>12060</text:p>
              </table:table-cell>
              <table:table-cell office:value-type="float" office:value="21119">
                <text:p>21119</text:p>
              </table:table-cell>
              <table:table-cell office:value-type="float" office:value="34680">
                <text:p>34680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2240">
                <text:p>12240</text:p>
              </table:table-cell>
              <table:table-cell office:value-type="float" office:value="21438">
                <text:p>21438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600">
                <text:p>14600</text:p>
              </table:table-cell>
              <table:table-cell office:value-type="float" office:value="23247">
                <text:p>23247</text:p>
              </table:table-cell>
              <table:table-cell office:value-type="float" office:value="43516">
                <text:p>4351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3438">
                <text:p>13438</text:p>
              </table:table-cell>
              <table:table-cell office:value-type="float" office:value="21978">
                <text:p>21978</text:p>
              </table:table-cell>
              <table:table-cell office:value-type="float" office:value="39254">
                <text:p>39254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041">
                <text:p>11041</text:p>
              </table:table-cell>
              <table:table-cell office:value-type="float" office:value="19351">
                <text:p>19351</text:p>
              </table:table-cell>
              <table:table-cell office:value-type="float" office:value="37275">
                <text:p>3727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0146">
                <text:p>10146</text:p>
              </table:table-cell>
              <table:table-cell office:value-type="float" office:value="17381">
                <text:p>17381</text:p>
              </table:table-cell>
              <table:table-cell office:value-type="float" office:value="31953">
                <text:p>31953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9533">
                <text:p>9533</text:p>
              </table:table-cell>
              <table:table-cell office:value-type="float" office:value="17848">
                <text:p>17848</text:p>
              </table:table-cell>
              <table:table-cell office:value-type="float" office:value="31811">
                <text:p>31811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8858">
                <text:p>8858</text:p>
              </table:table-cell>
              <table:table-cell office:value-type="float" office:value="17287">
                <text:p>17287</text:p>
              </table:table-cell>
              <table:table-cell office:value-type="float" office:value="31364">
                <text:p>3136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8231">
                <text:p>8231</text:p>
              </table:table-cell>
              <table:table-cell office:value-type="float" office:value="16541">
                <text:p>16541</text:p>
              </table:table-cell>
              <table:table-cell office:value-type="float" office:value="31074">
                <text:p>3107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7648">
                <text:p>7648</text:p>
              </table:table-cell>
              <table:table-cell office:value-type="float" office:value="15651">
                <text:p>15651</text:p>
              </table:table-cell>
              <table:table-cell office:value-type="float" office:value="30786">
                <text:p>30786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7107">
                <text:p>7107</text:p>
              </table:table-cell>
              <table:table-cell office:value-type="float" office:value="15103">
                <text:p>15103</text:p>
              </table:table-cell>
              <table:table-cell office:value-type="float" office:value="30501">
                <text:p>30501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6604">
                <text:p>6604</text:p>
              </table:table-cell>
              <table:table-cell office:value-type="float" office:value="14308">
                <text:p>14308</text:p>
              </table:table-cell>
              <table:table-cell office:value-type="float" office:value="30219">
                <text:p>30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740.75">
                <text:p>10740.7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680.6666666667">
                <text:p>1068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0.91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8.2266666666667">
                <text:p>18.22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1.37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788432222009">
                <text:p>1.1178843222200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060936741385">
                <text:p>1.0606093674138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467595868905">
                <text:p>1.0946759586890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879029876229">
                <text:p>1.1087902987622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349151659792">
                <text:p>1.1234915165979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7606526777567">
                <text:p>1.176065267775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693449651103">
                <text:p>1.1269344965110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272867398156">
                <text:p>1.1427286739815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6664588152856">
                <text:p>1.1666458815285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5537570025">
                <text:p>1.12553757002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785507310846">
                <text:p>1.1178550731084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138837720482">
                <text:p>1.2113883772048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493153325024">
                <text:p>1.1149315332502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865115566487">
                <text:p>1.1386511556648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263705797737">
                <text:p>1.102637057977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9014537178987">
                <text:p>1.0901453717898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6299562662281">
                <text:p>1.0629956266228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8103528666911">
                <text:p>1.1810352866691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4238075567451">
                <text:p>1.1423807556745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184046711468">
                <text:p>1.0818404671146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093655929162">
                <text:p>1.0909365592916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513750777585">
                <text:p>1.1851375077758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592165171615">
                <text:p>1.1659216517161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072057913558">
                <text:p>1.1207205791355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279119489272">
                <text:p>1.1727911948927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4986026528661">
                <text:p>1.1498602652866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05259402696">
                <text:p>1.140525940269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7582448754604">
                <text:p>1.1758244875460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5355904582159">
                <text:p>1.0535590458215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503630284923">
                <text:p>1.1250363028492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890357628334">
                <text:p>1.0689035762833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6973572655846">
                <text:p>1.0697357265584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5237725088435">
                <text:p>1.052377250884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419016755197">
                <text:p>1.0541901675519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82907252162">
                <text:p>1.0548290725216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3982362225967">
                <text:p>1.0398236222596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98736806937205">
                <text:p>0.99873680693720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73257135406136">
                <text:p>0.97325713540613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112474664332">
                <text:p>1.0511247466433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97503314623049">
                <text:p>0.99750331462304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597259049619">
                <text:p>1.0159725904961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0657311758499">
                <text:p>1.0065731175849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7371834490302">
                <text:p>0.96737183449030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8547071206647">
                <text:p>0.98854707120664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4793625536736">
                <text:p>0.98479362553673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340477070442">
                <text:p>1.0434047707044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895710127420111">
                <text:p>0.89571012742011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0123080609356">
                <text:p>1.0012308060935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0852842681526">
                <text:p>1.0085284268152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3661417589227">
                <text:p>1.0366141758922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83838528510887">
                <text:p>0.8383852851088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73998186901267">
                <text:p>0.973998186901267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749491173121262">
                <text:p>0.74949117312126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676049670788172">
                <text:p>0.67604967078817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792996578462252">
                <text:p>0.7929965784622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60084502117662">
                <text:p>0.86008450211766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24727471476859">
                <text:p>0.824727471476859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13607031261063">
                <text:p>0.81360703126106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95949617495429">
                <text:p>0.995949617495429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62942735488148">
                <text:p>0.96294273548814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64784855199">
                <text:p>0.964564784855199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75762922409782">
                <text:p>0.97576292240978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27448287839505">
                <text:p>0.92744828783950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57724691753294">
                <text:p>0.95772469175329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76508946165386">
                <text:p>0.97650894616538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67159881405727">
                <text:p>0.967159881405727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.03501230977838">
                <text:p>1.0350123097783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074127861849">
                <text:p>0.9074127861849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70936194400929">
                <text:p>0.97093619440092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.01737711981166">
                <text:p>1.0173771198116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03208694881584">
                <text:p>0.90320869488158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92682228352465">
                <text:p>0.99268222835246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.0389898689401">
                <text:p>1.0389898689401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69652399423307">
                <text:p>0.969652399423307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4032140454282">
                <text:p>0.94032140454282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698394732185304">
                <text:p>0.69839473218530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771580455542471">
                <text:p>0.771580455542471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28825.75">
                <text:p>28825.7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6230.3333333333">
                <text:p>26230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